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sso1" table:style-name="ta1">
        <table:shapes>
          <draw:frame draw:z-index="0" draw:style-name="gr1" draw:text-style-name="P1" svg:width="6.298in" svg:height="3.5449in" svg:x="0in" svg:y="6.7657in">
            <draw:object draw:notify-on-update-of-ranges="passo1.B1:passo1.B1 passo1.B2:passo1.B27 passo1.C1:passo1.C1 passo1.C2:passo1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9in" svg:height="3.5449in" svg:x="8.6232in" svg:y="0.1878in">
            <draw:object draw:notify-on-update-of-ranges="passo1.B1:passo1.B1 passo1.B2:passo1.B27 passo1.H1:passo1.H1 passo1.H2:passo1.H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>X_error</text:p>
          </table:table-cell>
          <table:table-cell table:style-name="ce3" office:value-type="string" calcext:value-type="string">
            <text:p>Y_error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table:style-name="Default" office:value-type="string" calcext:value-type="string">
            <text:p>Y^2</text:p>
          </table:table-cell>
          <table:table-cell office:value-type="string" calcext:value-type="string">
            <text:p>y_pred</text:p>
          </table:table-cell>
          <table:table-cell office:value-type="string" calcext:value-type="string">
            <text:p>residuo</text:p>
          </table:table-cell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3.66" calcext:value-type="float">
            <text:p>-3.66</text:p>
          </table:table-cell>
          <table:table-cell table:formula="of:=[.B2]*[.C2]" office:value-type="float" office:value="-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style-name="Default" table:formula="of:=[.C2]*[.C2]" office:value-type="float" office:value="13.3956" calcext:value-type="float">
            <text:p>13.3956</text:p>
          </table:table-cell>
          <table:table-cell table:formula="of:=[.B32]*[.B2]+[.B33]" office:value-type="float" office:value="-1903.28888888889" calcext:value-type="float">
            <text:p>-1903.28888888889</text:p>
          </table:table-cell>
          <table:table-cell table:formula="of:=[.C2]-[.G2]" office:value-type="float" office:value="1899.62888888889" calcext:value-type="float">
            <text:p>1899.62888888889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93.89" calcext:value-type="float">
            <text:p>93.89</text:p>
          </table:table-cell>
          <table:table-cell table:formula="of:=[.B3]*[.C3]" office:value-type="float" office:value="187.78" calcext:value-type="float">
            <text:p>187.78</text:p>
          </table:table-cell>
          <table:table-cell table:formula="of:=[.B3]*[.B3]" office:value-type="float" office:value="4" calcext:value-type="float">
            <text:p>4</text:p>
          </table:table-cell>
          <table:table-cell table:style-name="Default" table:formula="of:=[.C3]*[.C3]" office:value-type="float" office:value="8815.3321" calcext:value-type="float">
            <text:p>8815.3321</text:p>
          </table:table-cell>
          <table:table-cell table:formula="of:=[.B32]*[.B3]+[.B33]" office:value-type="float" office:value="-1588.86417777778" calcext:value-type="float">
            <text:p>-1588.86417777778</text:p>
          </table:table-cell>
          <table:table-cell table:formula="of:=[.C3]-[.G3]" office:value-type="float" office:value="1682.75417777778" calcext:value-type="float">
            <text:p>1682.75417777778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.04" calcext:value-type="float">
            <text:p>3.04</text:p>
          </table:table-cell>
          <table:table-cell table:formula="of:=[.B4]*[.C4]" office:value-type="float" office:value="12.16" calcext:value-type="float">
            <text:p>12.16</text:p>
          </table:table-cell>
          <table:table-cell table:formula="of:=[.B4]*[.B4]" office:value-type="float" office:value="16" calcext:value-type="float">
            <text:p>16</text:p>
          </table:table-cell>
          <table:table-cell table:style-name="Default" table:formula="of:=[.C4]*[.C4]" office:value-type="float" office:value="9.2416" calcext:value-type="float">
            <text:p>9.2416</text:p>
          </table:table-cell>
          <table:table-cell table:formula="of:=[.B32]*[.B4]+[.B33]" office:value-type="float" office:value="-1274.43946666667" calcext:value-type="float">
            <text:p>-1274.43946666667</text:p>
          </table:table-cell>
          <table:table-cell table:formula="of:=[.C4]-[.G4]" office:value-type="float" office:value="1277.47946666667" calcext:value-type="float">
            <text:p>1277.47946666667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2.57" calcext:value-type="float">
            <text:p>202.57</text:p>
          </table:table-cell>
          <table:table-cell table:formula="of:=[.B5]*[.C5]" office:value-type="float" office:value="1215.42" calcext:value-type="float">
            <text:p>1215.42</text:p>
          </table:table-cell>
          <table:table-cell table:formula="of:=[.B5]*[.B5]" office:value-type="float" office:value="36" calcext:value-type="float">
            <text:p>36</text:p>
          </table:table-cell>
          <table:table-cell table:style-name="Default" table:formula="of:=[.C5]*[.C5]" office:value-type="float" office:value="41034.6049" calcext:value-type="float">
            <text:p>41034.6049</text:p>
          </table:table-cell>
          <table:table-cell table:formula="of:=[.B32]*[.B5]+[.B33]" office:value-type="float" office:value="-960.014755555555" calcext:value-type="float">
            <text:p>-960.014755555555</text:p>
          </table:table-cell>
          <table:table-cell table:formula="of:=[.C5]-[.G5]" office:value-type="float" office:value="1162.58475555555" calcext:value-type="float">
            <text:p>1162.58475555555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17.01" calcext:value-type="float">
            <text:p>217.01</text:p>
          </table:table-cell>
          <table:table-cell table:formula="of:=[.B6]*[.C6]" office:value-type="float" office:value="1736.08" calcext:value-type="float">
            <text:p>1736.08</text:p>
          </table:table-cell>
          <table:table-cell table:formula="of:=[.B6]*[.B6]" office:value-type="float" office:value="64" calcext:value-type="float">
            <text:p>64</text:p>
          </table:table-cell>
          <table:table-cell table:style-name="Default" table:formula="of:=[.C6]*[.C6]" office:value-type="float" office:value="47093.3401" calcext:value-type="float">
            <text:p>47093.3401</text:p>
          </table:table-cell>
          <table:table-cell table:formula="of:=[.B32]*[.B6]+[.B33]" office:value-type="float" office:value="-645.590044444444" calcext:value-type="float">
            <text:p>-645.590044444444</text:p>
          </table:table-cell>
          <table:table-cell table:formula="of:=[.C6]-[.G6]" office:value-type="float" office:value="862.600044444444" calcext:value-type="float">
            <text:p>862.600044444444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7.28" calcext:value-type="float">
            <text:p>287.28</text:p>
          </table:table-cell>
          <table:table-cell table:formula="of:=[.B7]*[.C7]" office:value-type="float" office:value="2872.8" calcext:value-type="float">
            <text:p>2872.8</text:p>
          </table:table-cell>
          <table:table-cell table:formula="of:=[.B7]*[.B7]" office:value-type="float" office:value="100" calcext:value-type="float">
            <text:p>100</text:p>
          </table:table-cell>
          <table:table-cell table:style-name="Default" table:formula="of:=[.C7]*[.C7]" office:value-type="float" office:value="82529.7984" calcext:value-type="float">
            <text:p>82529.7984</text:p>
          </table:table-cell>
          <table:table-cell table:formula="of:=[.B32]*[.B7]+[.B33]" office:value-type="float" office:value="-331.165333333333" calcext:value-type="float">
            <text:p>-331.165333333333</text:p>
          </table:table-cell>
          <table:table-cell table:formula="of:=[.C7]-[.G7]" office:value-type="float" office:value="618.445333333333" calcext:value-type="float">
            <text:p>618.445333333333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8.04" calcext:value-type="float">
            <text:p>378.04</text:p>
          </table:table-cell>
          <table:table-cell table:formula="of:=[.B8]*[.C8]" office:value-type="float" office:value="4536.48" calcext:value-type="float">
            <text:p>4536.48</text:p>
          </table:table-cell>
          <table:table-cell table:formula="of:=[.B8]*[.B8]" office:value-type="float" office:value="144" calcext:value-type="float">
            <text:p>144</text:p>
          </table:table-cell>
          <table:table-cell table:style-name="Default" table:formula="of:=[.C8]*[.C8]" office:value-type="float" office:value="142914.2416" calcext:value-type="float">
            <text:p>142914.2416</text:p>
          </table:table-cell>
          <table:table-cell table:formula="of:=[.B32]*[.B8]+[.B33]" office:value-type="float" office:value="-16.7406222222216" calcext:value-type="float">
            <text:p>-16.7406222222216</text:p>
          </table:table-cell>
          <table:table-cell table:formula="of:=[.C8]-[.G8]" office:value-type="float" office:value="394.780622222222" calcext:value-type="float">
            <text:p>394.780622222222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3.23" calcext:value-type="float">
            <text:p>693.23</text:p>
          </table:table-cell>
          <table:table-cell table:formula="of:=[.B9]*[.C9]" office:value-type="float" office:value="9705.22" calcext:value-type="float">
            <text:p>9705.22</text:p>
          </table:table-cell>
          <table:table-cell table:formula="of:=[.B9]*[.B9]" office:value-type="float" office:value="196" calcext:value-type="float">
            <text:p>196</text:p>
          </table:table-cell>
          <table:table-cell table:style-name="Default" table:formula="of:=[.C9]*[.C9]" office:value-type="float" office:value="480567.8329" calcext:value-type="float">
            <text:p>480567.8329</text:p>
          </table:table-cell>
          <table:table-cell table:formula="of:=[.B32]*[.B9]+[.B33]" office:value-type="float" office:value="297.68408888889" calcext:value-type="float">
            <text:p>297.68408888889</text:p>
          </table:table-cell>
          <table:table-cell table:formula="of:=[.C9]-[.G9]" office:value-type="float" office:value="395.54591111111" calcext:value-type="float">
            <text:p>395.54591111111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852.52" calcext:value-type="float">
            <text:p>852.52</text:p>
          </table:table-cell>
          <table:table-cell table:formula="of:=[.B10]*[.C10]" office:value-type="float" office:value="13640.32" calcext:value-type="float">
            <text:p>13640.32</text:p>
          </table:table-cell>
          <table:table-cell table:formula="of:=[.B10]*[.B10]" office:value-type="float" office:value="256" calcext:value-type="float">
            <text:p>256</text:p>
          </table:table-cell>
          <table:table-cell table:style-name="Default" table:formula="of:=[.C10]*[.C10]" office:value-type="float" office:value="726790.3504" calcext:value-type="float">
            <text:p>726790.3504</text:p>
          </table:table-cell>
          <table:table-cell table:formula="of:=[.B32]*[.B10]+[.B33]" office:value-type="float" office:value="612.1088" calcext:value-type="float">
            <text:p>612.1088</text:p>
          </table:table-cell>
          <table:table-cell table:formula="of:=[.C10]-[.G10]" office:value-type="float" office:value="240.4112" calcext:value-type="float">
            <text:p>240.4112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5.74" calcext:value-type="float">
            <text:p>1005.74</text:p>
          </table:table-cell>
          <table:table-cell table:formula="of:=[.B11]*[.C11]" office:value-type="float" office:value="18103.32" calcext:value-type="float">
            <text:p>18103.32</text:p>
          </table:table-cell>
          <table:table-cell table:formula="of:=[.B11]*[.B11]" office:value-type="float" office:value="324" calcext:value-type="float">
            <text:p>324</text:p>
          </table:table-cell>
          <table:table-cell table:style-name="Default" table:formula="of:=[.C11]*[.C11]" office:value-type="float" office:value="1011512.9476" calcext:value-type="float">
            <text:p>1011512.9476</text:p>
          </table:table-cell>
          <table:table-cell table:formula="of:=[.B32]*[.B11]+[.B33]" office:value-type="float" office:value="926.533511111111" calcext:value-type="float">
            <text:p>926.533511111111</text:p>
          </table:table-cell>
          <table:table-cell table:formula="of:=[.C11]-[.G11]" office:value-type="float" office:value="79.2064888888888" calcext:value-type="float">
            <text:p>79.2064888888888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2.23" calcext:value-type="float">
            <text:p>1202.23</text:p>
          </table:table-cell>
          <table:table-cell table:formula="of:=[.B12]*[.C12]" office:value-type="float" office:value="24044.6" calcext:value-type="float">
            <text:p>24044.6</text:p>
          </table:table-cell>
          <table:table-cell table:formula="of:=[.B12]*[.B12]" office:value-type="float" office:value="400" calcext:value-type="float">
            <text:p>400</text:p>
          </table:table-cell>
          <table:table-cell table:style-name="Default" table:formula="of:=[.C12]*[.C12]" office:value-type="float" office:value="1445356.9729" calcext:value-type="float">
            <text:p>1445356.9729</text:p>
          </table:table-cell>
          <table:table-cell table:formula="of:=[.B32]*[.B12]+[.B33]" office:value-type="float" office:value="1240.95822222222" calcext:value-type="float">
            <text:p>1240.95822222222</text:p>
          </table:table-cell>
          <table:table-cell table:formula="of:=[.C12]-[.G12]" office:value-type="float" office:value="-38.7282222222225" calcext:value-type="float">
            <text:p>-38.7282222222225</text:p>
          </table:table-cell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59.58" calcext:value-type="float">
            <text:p>1559.58</text:p>
          </table:table-cell>
          <table:table-cell table:formula="of:=[.B13]*[.C13]" office:value-type="float" office:value="34310.76" calcext:value-type="float">
            <text:p>34310.76</text:p>
          </table:table-cell>
          <table:table-cell table:formula="of:=[.B13]*[.B13]" office:value-type="float" office:value="484" calcext:value-type="float">
            <text:p>484</text:p>
          </table:table-cell>
          <table:table-cell table:style-name="Default" table:formula="of:=[.C13]*[.C13]" office:value-type="float" office:value="2432289.7764" calcext:value-type="float">
            <text:p>2432289.7764</text:p>
          </table:table-cell>
          <table:table-cell table:formula="of:=[.B32]*[.B13]+[.B33]" office:value-type="float" office:value="1555.38293333333" calcext:value-type="float">
            <text:p>1555.38293333333</text:p>
          </table:table-cell>
          <table:table-cell table:formula="of:=[.C13]-[.G13]" office:value-type="float" office:value="4.19706666666616" calcext:value-type="float">
            <text:p>4.19706666666616</text:p>
          </table:table-cell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11.75" calcext:value-type="float">
            <text:p>1911.75</text:p>
          </table:table-cell>
          <table:table-cell table:formula="of:=[.B14]*[.C14]" office:value-type="float" office:value="45882" calcext:value-type="float">
            <text:p>45882</text:p>
          </table:table-cell>
          <table:table-cell table:formula="of:=[.B14]*[.B14]" office:value-type="float" office:value="576" calcext:value-type="float">
            <text:p>576</text:p>
          </table:table-cell>
          <table:table-cell table:style-name="Default" table:formula="of:=[.C14]*[.C14]" office:value-type="float" office:value="3654788.0625" calcext:value-type="float">
            <text:p>3654788.0625</text:p>
          </table:table-cell>
          <table:table-cell table:formula="of:=[.B32]*[.B14]+[.B33]" office:value-type="float" office:value="1869.80764444444" calcext:value-type="float">
            <text:p>1869.80764444444</text:p>
          </table:table-cell>
          <table:table-cell table:formula="of:=[.C14]-[.G14]" office:value-type="float" office:value="41.9423555555554" calcext:value-type="float">
            <text:p>41.9423555555554</text:p>
          </table:table-cell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42.29" calcext:value-type="float">
            <text:p>2142.29</text:p>
          </table:table-cell>
          <table:table-cell table:formula="of:=[.B15]*[.C15]" office:value-type="float" office:value="55699.54" calcext:value-type="float">
            <text:p>55699.54</text:p>
          </table:table-cell>
          <table:table-cell table:formula="of:=[.B15]*[.B15]" office:value-type="float" office:value="676" calcext:value-type="float">
            <text:p>676</text:p>
          </table:table-cell>
          <table:table-cell table:style-name="Default" table:formula="of:=[.C15]*[.C15]" office:value-type="float" office:value="4589406.4441" calcext:value-type="float">
            <text:p>4589406.4441</text:p>
          </table:table-cell>
          <table:table-cell table:formula="of:=[.B32]*[.B15]+[.B33]" office:value-type="float" office:value="2184.23235555556" calcext:value-type="float">
            <text:p>2184.23235555556</text:p>
          </table:table-cell>
          <table:table-cell table:formula="of:=[.C15]-[.G15]" office:value-type="float" office:value="-41.9423555555554" calcext:value-type="float">
            <text:p>-41.9423555555554</text:p>
          </table:table-cell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19.12" calcext:value-type="float">
            <text:p>2519.12</text:p>
          </table:table-cell>
          <table:table-cell table:formula="of:=[.B16]*[.C16]" office:value-type="float" office:value="70535.36" calcext:value-type="float">
            <text:p>70535.36</text:p>
          </table:table-cell>
          <table:table-cell table:formula="of:=[.B16]*[.B16]" office:value-type="float" office:value="784" calcext:value-type="float">
            <text:p>784</text:p>
          </table:table-cell>
          <table:table-cell table:style-name="Default" table:formula="of:=[.C16]*[.C16]" office:value-type="float" office:value="6345965.5744" calcext:value-type="float">
            <text:p>6345965.5744</text:p>
          </table:table-cell>
          <table:table-cell table:formula="of:=[.B32]*[.B16]+[.B33]" office:value-type="float" office:value="2498.65706666667" calcext:value-type="float">
            <text:p>2498.65706666667</text:p>
          </table:table-cell>
          <table:table-cell table:formula="of:=[.C16]-[.G16]" office:value-type="float" office:value="20.4629333333328" calcext:value-type="float">
            <text:p>20.4629333333328</text:p>
          </table:table-cell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99.5" calcext:value-type="float">
            <text:p>2799.5</text:p>
          </table:table-cell>
          <table:table-cell table:formula="of:=[.B17]*[.C17]" office:value-type="float" office:value="83985" calcext:value-type="float">
            <text:p>83985</text:p>
          </table:table-cell>
          <table:table-cell table:formula="of:=[.B17]*[.B17]" office:value-type="float" office:value="900" calcext:value-type="float">
            <text:p>900</text:p>
          </table:table-cell>
          <table:table-cell table:style-name="Default" table:formula="of:=[.C17]*[.C17]" office:value-type="float" office:value="7837200.25" calcext:value-type="float">
            <text:p>7837200.25</text:p>
          </table:table-cell>
          <table:table-cell table:formula="of:=[.B32]*[.B17]+[.B33]" office:value-type="float" office:value="2813.08177777778" calcext:value-type="float">
            <text:p>2813.08177777778</text:p>
          </table:table-cell>
          <table:table-cell table:formula="of:=[.C17]-[.G17]" office:value-type="float" office:value="-13.5817777777779" calcext:value-type="float">
            <text:p>-13.5817777777779</text:p>
          </table:table-cell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48.96" calcext:value-type="float">
            <text:p>3148.96</text:p>
          </table:table-cell>
          <table:table-cell table:formula="of:=[.B18]*[.C18]" office:value-type="float" office:value="100766.72" calcext:value-type="float">
            <text:p>100766.72</text:p>
          </table:table-cell>
          <table:table-cell table:formula="of:=[.B18]*[.B18]" office:value-type="float" office:value="1024" calcext:value-type="float">
            <text:p>1024</text:p>
          </table:table-cell>
          <table:table-cell table:style-name="Default" table:formula="of:=[.C18]*[.C18]" office:value-type="float" office:value="9915949.0816" calcext:value-type="float">
            <text:p>9915949.0816</text:p>
          </table:table-cell>
          <table:table-cell table:formula="of:=[.B32]*[.B18]+[.B33]" office:value-type="float" office:value="3127.50648888889" calcext:value-type="float">
            <text:p>3127.50648888889</text:p>
          </table:table-cell>
          <table:table-cell table:formula="of:=[.C18]-[.G18]" office:value-type="float" office:value="21.4535111111113" calcext:value-type="float">
            <text:p>21.4535111111113</text:p>
          </table:table-cell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50.77" calcext:value-type="float">
            <text:p>3650.77</text:p>
          </table:table-cell>
          <table:table-cell table:formula="of:=[.B19]*[.C19]" office:value-type="float" office:value="124126.18" calcext:value-type="float">
            <text:p>124126.18</text:p>
          </table:table-cell>
          <table:table-cell table:formula="of:=[.B19]*[.B19]" office:value-type="float" office:value="1156" calcext:value-type="float">
            <text:p>1156</text:p>
          </table:table-cell>
          <table:table-cell table:style-name="Default" table:formula="of:=[.C19]*[.C19]" office:value-type="float" office:value="13328121.5929" calcext:value-type="float">
            <text:p>13328121.5929</text:p>
          </table:table-cell>
          <table:table-cell table:formula="of:=[.B32]*[.B19]+[.B33]" office:value-type="float" office:value="3441.9312" calcext:value-type="float">
            <text:p>3441.9312</text:p>
          </table:table-cell>
          <table:table-cell table:formula="of:=[.C19]-[.G19]" office:value-type="float" office:value="208.8388" calcext:value-type="float">
            <text:p>208.8388</text:p>
          </table:table-cell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03.08" calcext:value-type="float">
            <text:p>4003.08</text:p>
          </table:table-cell>
          <table:table-cell table:formula="of:=[.B20]*[.C20]" office:value-type="float" office:value="144110.88" calcext:value-type="float">
            <text:p>144110.88</text:p>
          </table:table-cell>
          <table:table-cell table:formula="of:=[.B20]*[.B20]" office:value-type="float" office:value="1296" calcext:value-type="float">
            <text:p>1296</text:p>
          </table:table-cell>
          <table:table-cell table:style-name="Default" table:formula="of:=[.C20]*[.C20]" office:value-type="float" office:value="16024649.4864" calcext:value-type="float">
            <text:p>16024649.4864</text:p>
          </table:table-cell>
          <table:table-cell table:formula="of:=[.B32]*[.B20]+[.B33]" office:value-type="float" office:value="3756.35591111111" calcext:value-type="float">
            <text:p>3756.35591111111</text:p>
          </table:table-cell>
          <table:table-cell table:formula="of:=[.C20]-[.G20]" office:value-type="float" office:value="246.72408888889" calcext:value-type="float">
            <text:p>246.72408888889</text:p>
          </table:table-cell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4628.97" calcext:value-type="float">
            <text:p>4628.97</text:p>
          </table:table-cell>
          <table:table-cell table:formula="of:=[.B21]*[.C21]" office:value-type="float" office:value="175900.86" calcext:value-type="float">
            <text:p>175900.86</text:p>
          </table:table-cell>
          <table:table-cell table:formula="of:=[.B21]*[.B21]" office:value-type="float" office:value="1444" calcext:value-type="float">
            <text:p>1444</text:p>
          </table:table-cell>
          <table:table-cell table:style-name="Default" table:formula="of:=[.C21]*[.C21]" office:value-type="float" office:value="21427363.2609" calcext:value-type="float">
            <text:p>21427363.2609</text:p>
          </table:table-cell>
          <table:table-cell table:formula="of:=[.B32]*[.B21]+[.B33]" office:value-type="float" office:value="4070.78062222222" calcext:value-type="float">
            <text:p>4070.78062222222</text:p>
          </table:table-cell>
          <table:table-cell table:formula="of:=[.C21]-[.G21]" office:value-type="float" office:value="558.189377777778" calcext:value-type="float">
            <text:p>558.189377777778</text:p>
          </table:table-cell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5110.69" calcext:value-type="float">
            <text:p>5110.69</text:p>
          </table:table-cell>
          <table:table-cell table:formula="of:=[.B22]*[.C22]" office:value-type="float" office:value="204427.6" calcext:value-type="float">
            <text:p>204427.6</text:p>
          </table:table-cell>
          <table:table-cell table:formula="of:=[.B22]*[.B22]" office:value-type="float" office:value="1600" calcext:value-type="float">
            <text:p>1600</text:p>
          </table:table-cell>
          <table:table-cell table:style-name="Default" table:formula="of:=[.C22]*[.C22]" office:value-type="float" office:value="26119152.2761" calcext:value-type="float">
            <text:p>26119152.2761</text:p>
          </table:table-cell>
          <table:table-cell table:formula="of:=[.B32]*[.B22]+[.B33]" office:value-type="float" office:value="4385.20533333333" calcext:value-type="float">
            <text:p>4385.20533333333</text:p>
          </table:table-cell>
          <table:table-cell table:formula="of:=[.C22]-[.G22]" office:value-type="float" office:value="725.484666666666" calcext:value-type="float">
            <text:p>725.484666666666</text:p>
          </table:table-cell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5482.02" calcext:value-type="float">
            <text:p>5482.02</text:p>
          </table:table-cell>
          <table:table-cell table:formula="of:=[.B23]*[.C23]" office:value-type="float" office:value="230244.84" calcext:value-type="float">
            <text:p>230244.84</text:p>
          </table:table-cell>
          <table:table-cell table:formula="of:=[.B23]*[.B23]" office:value-type="float" office:value="1764" calcext:value-type="float">
            <text:p>1764</text:p>
          </table:table-cell>
          <table:table-cell table:style-name="Default" table:formula="of:=[.C23]*[.C23]" office:value-type="float" office:value="30052543.2804" calcext:value-type="float">
            <text:p>30052543.2804</text:p>
          </table:table-cell>
          <table:table-cell table:formula="of:=[.B32]*[.B23]+[.B33]" office:value-type="float" office:value="4699.63004444444" calcext:value-type="float">
            <text:p>4699.63004444444</text:p>
          </table:table-cell>
          <table:table-cell table:formula="of:=[.C23]-[.G23]" office:value-type="float" office:value="782.389955555556" calcext:value-type="float">
            <text:p>782.389955555556</text:p>
          </table:table-cell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6187.39" calcext:value-type="float">
            <text:p>6187.39</text:p>
          </table:table-cell>
          <table:table-cell table:formula="of:=[.B24]*[.C24]" office:value-type="float" office:value="272245.16" calcext:value-type="float">
            <text:p>272245.16</text:p>
          </table:table-cell>
          <table:table-cell table:formula="of:=[.B24]*[.B24]" office:value-type="float" office:value="1936" calcext:value-type="float">
            <text:p>1936</text:p>
          </table:table-cell>
          <table:table-cell table:style-name="Default" table:formula="of:=[.C24]*[.C24]" office:value-type="float" office:value="38283795.0121" calcext:value-type="float">
            <text:p>38283795.0121</text:p>
          </table:table-cell>
          <table:table-cell table:formula="of:=[.B32]*[.B24]+[.B33]" office:value-type="float" office:value="5014.05475555556" calcext:value-type="float">
            <text:p>5014.05475555556</text:p>
          </table:table-cell>
          <table:table-cell table:formula="of:=[.C24]-[.G24]" office:value-type="float" office:value="1173.33524444445" calcext:value-type="float">
            <text:p>1173.33524444445</text:p>
          </table:table-cell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ce3" office:value-type="float" office:value="6682.75" calcext:value-type="float">
            <text:p>6682.75</text:p>
          </table:table-cell>
          <table:table-cell table:formula="of:=[.B25]*[.C25]" office:value-type="float" office:value="307406.5" calcext:value-type="float">
            <text:p>307406.5</text:p>
          </table:table-cell>
          <table:table-cell table:formula="of:=[.B25]*[.B25]" office:value-type="float" office:value="2116" calcext:value-type="float">
            <text:p>2116</text:p>
          </table:table-cell>
          <table:table-cell table:style-name="Default" table:formula="of:=[.C25]*[.C25]" office:value-type="float" office:value="44659147.5625" calcext:value-type="float">
            <text:p>44659147.5625</text:p>
          </table:table-cell>
          <table:table-cell table:formula="of:=[.B32]*[.B25]+[.B33]" office:value-type="float" office:value="5328.47946666667" calcext:value-type="float">
            <text:p>5328.47946666667</text:p>
          </table:table-cell>
          <table:table-cell table:formula="of:=[.C25]-[.G25]" office:value-type="float" office:value="1354.27053333333" calcext:value-type="float">
            <text:p>1354.27053333333</text:p>
          </table:table-cell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70.9" calcext:value-type="float">
            <text:p>7270.9</text:p>
          </table:table-cell>
          <table:table-cell table:formula="of:=[.B26]*[.C26]" office:value-type="float" office:value="349003.2" calcext:value-type="float">
            <text:p>349003.2</text:p>
          </table:table-cell>
          <table:table-cell table:formula="of:=[.B26]*[.B26]" office:value-type="float" office:value="2304" calcext:value-type="float">
            <text:p>2304</text:p>
          </table:table-cell>
          <table:table-cell table:style-name="Default" table:formula="of:=[.C26]*[.C26]" office:value-type="float" office:value="52865986.81" calcext:value-type="float">
            <text:p>52865986.81</text:p>
          </table:table-cell>
          <table:table-cell table:formula="of:=[.B32]*[.B26]+[.B33]" office:value-type="float" office:value="5642.90417777778" calcext:value-type="float">
            <text:p>5642.90417777778</text:p>
          </table:table-cell>
          <table:table-cell table:formula="of:=[.C26]-[.G26]" office:value-type="float" office:value="1627.99582222222" calcext:value-type="float">
            <text:p>1627.99582222222</text:p>
          </table:table-cell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7829.4" calcext:value-type="float">
            <text:p>7829.4</text:p>
          </table:table-cell>
          <table:table-cell table:formula="of:=[.B27]*[.C27]" office:value-type="float" office:value="391470" calcext:value-type="float">
            <text:p>391470</text:p>
          </table:table-cell>
          <table:table-cell table:formula="of:=[.B27]*[.B27]" office:value-type="float" office:value="2500" calcext:value-type="float">
            <text:p>2500</text:p>
          </table:table-cell>
          <table:table-cell table:style-name="Default" table:formula="of:=[.C27]*[.C27]" office:value-type="float" office:value="61299504.36" calcext:value-type="float">
            <text:p>61299504.36</text:p>
          </table:table-cell>
          <table:table-cell table:formula="of:=[.B32]*[.B27]+[.B33]" office:value-type="float" office:value="5957.32888888889" calcext:value-type="float">
            <text:p>5957.32888888889</text:p>
          </table:table-cell>
          <table:table-cell table:formula="of:=[.C27]-[.G27]" office:value-type="float" office:value="1872.07111111111" calcext:value-type="float">
            <text:p>1872.07111111111</text:p>
          </table:table-cell>
        </table:table-row>
        <table:table-row table:style-name="ro1">
          <table:table-cell office:value-type="string" calcext:value-type="string">
            <text:p>Sumatorio</text:p>
          </table:table-cell>
          <table:table-cell table:formula="of:=SUM([.B2:.B27])" office:value-type="float" office:value="650" calcext:value-type="float">
            <text:p>650</text:p>
          </table:table-cell>
          <table:table-cell table:formula="of:=SUM([.C2:.C27])" office:value-type="float" office:value="69859.06" calcext:value-type="float">
            <text:p>69859.06</text:p>
          </table:table-cell>
          <table:table-cell table:formula="of:=SUM([.D2:.D27])" office:value-type="float" office:value="2666168.78" calcext:value-type="float">
            <text:p>2666168.78</text:p>
          </table:table-cell>
          <table:table-cell table:formula="of:=SUM([.E2:.E27])" office:value-type="float" office:value="22100" calcext:value-type="float">
            <text:p>22100</text:p>
          </table:table-cell>
          <table:table-cell table:formula="of:=SUM([.F2:.F27])" office:value-type="float" office:value="342822500.8884" calcext:value-type="float">
            <text:p>342822500.8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2:.B27])" office:value-type="float" office:value="25" calcext:value-type="float">
            <text:p>25</text:p>
          </table:table-cell>
          <table:table-cell table:formula="of:=MEDIAN([.C2:.C27])" office:value-type="float" office:value="2027.02" calcext:value-type="float">
            <text:p>2027.02</text:p>
          </table:table-cell>
          <table:table-cell table:formula="of:=MEDIAN([.D2:.D27])" office:value-type="float" office:value="50790.77" calcext:value-type="float">
            <text:p>50790.77</text:p>
          </table:table-cell>
          <table:table-cell table:formula="of:=MEDIAN([.E2:.E27])" office:value-type="float" office:value="626" calcext:value-type="float">
            <text:p>626</text:p>
          </table:table-cell>
          <table:table-cell table:formula="of:=MEDIAN([.F2:.F27])" office:value-type="float" office:value="4122097.2533" calcext:value-type="float">
            <text:p>4122097.2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table:formula="of:=COUNT([.B2:.B27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2" office:value-type="string" calcext:value-type="string">
            <text:p>M=</text:p>
          </table:table-cell>
          <table:table-cell table:style-name="ce4" table:formula="of:=([.D28]-(([.B28]*[.C28])/[.B30]))/([.E28]-(([.B28]*[.B28])/[.B30]))" office:value-type="float" office:value="157.212355555556" calcext:value-type="float">
            <text:p>157.21235555555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=</text:p>
          </table:table-cell>
          <table:table-cell table:style-name="ce4" table:formula="of:=[.C29]-[.B32]*[.B29]" office:value-type="float" office:value="-1903.28888888889" calcext:value-type="float">
            <text:p>-1903.2888888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ariance(x,y)</text:p>
          </table:table-cell>
          <table:table-cell table:formula="of:=[.D29]/[.B30]" office:value-type="float" office:value="1953.49115384615" calcext:value-type="float">
            <text:p>1953.49115384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 deviation(x)</text:p>
          </table:table-cell>
          <table:table-cell table:formula="of:=SQRT([.E28]/[.B30]-[.E29])" office:value-type="float" office:value="14.9666295470958" calcext:value-type="float">
            <text:p>14.96662954709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 deviation(y)</text:p>
          </table:table-cell>
          <table:table-cell table:formula="of:=SQRT(([.F28]/[.B30])-[.F29])" office:value-type="float" office:value="3010.54539080546" calcext:value-type="float">
            <text:p>3010.54539080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lation coefficient</text:p>
          </table:table-cell>
          <table:table-cell table:formula="of:=[.B34]/([.B35]*[.B36])" office:value-type="float" office:value="0.0433553064368658" calcext:value-type="float">
            <text:p>0.0433553064368658</text:p>
          </table:table-cell>
          <table:table-cell table:number-columns-repeated="6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sso2" table:style-name="ta1">
        <table:shapes>
          <draw:frame draw:z-index="0" draw:style-name="gr1" draw:text-style-name="P1" svg:width="6.2972in" svg:height="3.5449in" svg:x="8.7862in" svg:y="0.0732in">
            <draw:object draw:notify-on-update-of-ranges="passo2.B1:passo2.B1 passo2.B2:passo2.B27 passo2.C1:passo2.C1 passo2.C2:passo2.C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3" office:value-type="string" calcext:value-type="string">
            <text:p>X_error</text:p>
          </table:table-cell>
          <table:table-cell table:style-name="ce3" office:value-type="string" calcext:value-type="string">
            <text:p>Y_error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table:style-name="Default" office:value-type="string" calcext:value-type="string">
            <text:p>Y^2</text:p>
          </table:table-cell>
          <table:table-cell office:value-type="string" calcext:value-type="string">
            <text:p>y_pred</text:p>
          </table:table-cell>
          <table:table-cell office:value-type="string" calcext:value-type="string">
            <text:p>residuo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3.66" calcext:value-type="float">
            <text:p>-3.66</text:p>
          </table:table-cell>
          <table:table-cell table:formula="of:=[.B2]*[.C2]" office:value-type="float" office:value="-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style-name="Default" table:formula="of:=[.C2]*[.C2]" office:value-type="float" office:value="13.3956" calcext:value-type="float">
            <text:p>13.3956</text:p>
          </table:table-cell>
          <table:table-cell table:formula="of:=[.B32]*[.B2]+[.B33]" office:value-type="float" office:value="-1903.28888888889" calcext:value-type="float">
            <text:p>-1903.28888888889</text:p>
          </table:table-cell>
          <table:table-cell table:formula="of:=[.C2]-[.G2]" office:value-type="float" office:value="1899.62888888889" calcext:value-type="float">
            <text:p>1899.6288888888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93.89" calcext:value-type="float">
            <text:p>93.89</text:p>
          </table:table-cell>
          <table:table-cell table:formula="of:=[.B3]*[.C3]" office:value-type="float" office:value="187.78" calcext:value-type="float">
            <text:p>187.78</text:p>
          </table:table-cell>
          <table:table-cell table:formula="of:=[.B3]*[.B3]" office:value-type="float" office:value="4" calcext:value-type="float">
            <text:p>4</text:p>
          </table:table-cell>
          <table:table-cell table:style-name="Default" table:formula="of:=[.C3]*[.C3]" office:value-type="float" office:value="8815.3321" calcext:value-type="float">
            <text:p>8815.3321</text:p>
          </table:table-cell>
          <table:table-cell table:formula="of:=[.B32]*[.B3]+[.B33]" office:value-type="float" office:value="-1588.86417777778" calcext:value-type="float">
            <text:p>-1588.86417777778</text:p>
          </table:table-cell>
          <table:table-cell table:formula="of:=[.C3]-[.G3]" office:value-type="float" office:value="1682.75417777778" calcext:value-type="float">
            <text:p>1682.7541777777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.04" calcext:value-type="float">
            <text:p>3.04</text:p>
          </table:table-cell>
          <table:table-cell table:formula="of:=[.B4]*[.C4]" office:value-type="float" office:value="12.16" calcext:value-type="float">
            <text:p>12.16</text:p>
          </table:table-cell>
          <table:table-cell table:formula="of:=[.B4]*[.B4]" office:value-type="float" office:value="16" calcext:value-type="float">
            <text:p>16</text:p>
          </table:table-cell>
          <table:table-cell table:style-name="Default" table:formula="of:=[.C4]*[.C4]" office:value-type="float" office:value="9.2416" calcext:value-type="float">
            <text:p>9.2416</text:p>
          </table:table-cell>
          <table:table-cell table:formula="of:=[.B32]*[.B4]+[.B33]" office:value-type="float" office:value="-1274.43946666667" calcext:value-type="float">
            <text:p>-1274.43946666667</text:p>
          </table:table-cell>
          <table:table-cell table:formula="of:=[.C4]-[.G4]" office:value-type="float" office:value="1277.47946666667" calcext:value-type="float">
            <text:p>1277.4794666666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2.57" calcext:value-type="float">
            <text:p>202.57</text:p>
          </table:table-cell>
          <table:table-cell table:formula="of:=[.B5]*[.C5]" office:value-type="float" office:value="1215.42" calcext:value-type="float">
            <text:p>1215.42</text:p>
          </table:table-cell>
          <table:table-cell table:formula="of:=[.B5]*[.B5]" office:value-type="float" office:value="36" calcext:value-type="float">
            <text:p>36</text:p>
          </table:table-cell>
          <table:table-cell table:style-name="Default" table:formula="of:=[.C5]*[.C5]" office:value-type="float" office:value="41034.6049" calcext:value-type="float">
            <text:p>41034.6049</text:p>
          </table:table-cell>
          <table:table-cell table:formula="of:=[.B32]*[.B5]+[.B33]" office:value-type="float" office:value="-960.014755555555" calcext:value-type="float">
            <text:p>-960.014755555555</text:p>
          </table:table-cell>
          <table:table-cell table:formula="of:=[.C5]-[.G5]" office:value-type="float" office:value="1162.58475555555" calcext:value-type="float">
            <text:p>1162.5847555555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17.01" calcext:value-type="float">
            <text:p>217.01</text:p>
          </table:table-cell>
          <table:table-cell table:formula="of:=[.B6]*[.C6]" office:value-type="float" office:value="1736.08" calcext:value-type="float">
            <text:p>1736.08</text:p>
          </table:table-cell>
          <table:table-cell table:formula="of:=[.B6]*[.B6]" office:value-type="float" office:value="64" calcext:value-type="float">
            <text:p>64</text:p>
          </table:table-cell>
          <table:table-cell table:style-name="Default" table:formula="of:=[.C6]*[.C6]" office:value-type="float" office:value="47093.3401" calcext:value-type="float">
            <text:p>47093.3401</text:p>
          </table:table-cell>
          <table:table-cell table:formula="of:=[.B32]*[.B6]+[.B33]" office:value-type="float" office:value="-645.590044444444" calcext:value-type="float">
            <text:p>-645.590044444444</text:p>
          </table:table-cell>
          <table:table-cell table:formula="of:=[.C6]-[.G6]" office:value-type="float" office:value="862.600044444444" calcext:value-type="float">
            <text:p>862.60004444444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7.28" calcext:value-type="float">
            <text:p>287.28</text:p>
          </table:table-cell>
          <table:table-cell table:formula="of:=[.B7]*[.C7]" office:value-type="float" office:value="2872.8" calcext:value-type="float">
            <text:p>2872.8</text:p>
          </table:table-cell>
          <table:table-cell table:formula="of:=[.B7]*[.B7]" office:value-type="float" office:value="100" calcext:value-type="float">
            <text:p>100</text:p>
          </table:table-cell>
          <table:table-cell table:style-name="Default" table:formula="of:=[.C7]*[.C7]" office:value-type="float" office:value="82529.7984" calcext:value-type="float">
            <text:p>82529.7984</text:p>
          </table:table-cell>
          <table:table-cell table:formula="of:=[.B32]*[.B7]+[.B33]" office:value-type="float" office:value="-331.165333333333" calcext:value-type="float">
            <text:p>-331.165333333333</text:p>
          </table:table-cell>
          <table:table-cell table:formula="of:=[.C7]-[.G7]" office:value-type="float" office:value="618.445333333333" calcext:value-type="float">
            <text:p>618.44533333333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8.04" calcext:value-type="float">
            <text:p>378.04</text:p>
          </table:table-cell>
          <table:table-cell table:formula="of:=[.B8]*[.C8]" office:value-type="float" office:value="4536.48" calcext:value-type="float">
            <text:p>4536.48</text:p>
          </table:table-cell>
          <table:table-cell table:formula="of:=[.B8]*[.B8]" office:value-type="float" office:value="144" calcext:value-type="float">
            <text:p>144</text:p>
          </table:table-cell>
          <table:table-cell table:style-name="Default" table:formula="of:=[.C8]*[.C8]" office:value-type="float" office:value="142914.2416" calcext:value-type="float">
            <text:p>142914.2416</text:p>
          </table:table-cell>
          <table:table-cell table:formula="of:=[.B32]*[.B8]+[.B33]" office:value-type="float" office:value="-16.7406222222216" calcext:value-type="float">
            <text:p>-16.7406222222216</text:p>
          </table:table-cell>
          <table:table-cell table:formula="of:=[.C8]-[.G8]" office:value-type="float" office:value="394.780622222222" calcext:value-type="float">
            <text:p>394.78062222222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3.23" calcext:value-type="float">
            <text:p>693.23</text:p>
          </table:table-cell>
          <table:table-cell table:formula="of:=[.B9]*[.C9]" office:value-type="float" office:value="9705.22" calcext:value-type="float">
            <text:p>9705.22</text:p>
          </table:table-cell>
          <table:table-cell table:formula="of:=[.B9]*[.B9]" office:value-type="float" office:value="196" calcext:value-type="float">
            <text:p>196</text:p>
          </table:table-cell>
          <table:table-cell table:style-name="Default" table:formula="of:=[.C9]*[.C9]" office:value-type="float" office:value="480567.8329" calcext:value-type="float">
            <text:p>480567.8329</text:p>
          </table:table-cell>
          <table:table-cell table:formula="of:=[.B32]*[.B9]+[.B33]" office:value-type="float" office:value="297.68408888889" calcext:value-type="float">
            <text:p>297.68408888889</text:p>
          </table:table-cell>
          <table:table-cell table:formula="of:=[.C9]-[.G9]" office:value-type="float" office:value="395.54591111111" calcext:value-type="float">
            <text:p>395.5459111111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852.52" calcext:value-type="float">
            <text:p>852.52</text:p>
          </table:table-cell>
          <table:table-cell table:formula="of:=[.B10]*[.C10]" office:value-type="float" office:value="13640.32" calcext:value-type="float">
            <text:p>13640.32</text:p>
          </table:table-cell>
          <table:table-cell table:formula="of:=[.B10]*[.B10]" office:value-type="float" office:value="256" calcext:value-type="float">
            <text:p>256</text:p>
          </table:table-cell>
          <table:table-cell table:style-name="Default" table:formula="of:=[.C10]*[.C10]" office:value-type="float" office:value="726790.3504" calcext:value-type="float">
            <text:p>726790.3504</text:p>
          </table:table-cell>
          <table:table-cell table:formula="of:=[.B32]*[.B10]+[.B33]" office:value-type="float" office:value="612.1088" calcext:value-type="float">
            <text:p>612.1088</text:p>
          </table:table-cell>
          <table:table-cell table:formula="of:=[.C10]-[.G10]" office:value-type="float" office:value="240.4112" calcext:value-type="float">
            <text:p>240.411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5.74" calcext:value-type="float">
            <text:p>1005.74</text:p>
          </table:table-cell>
          <table:table-cell table:formula="of:=[.B11]*[.C11]" office:value-type="float" office:value="18103.32" calcext:value-type="float">
            <text:p>18103.32</text:p>
          </table:table-cell>
          <table:table-cell table:formula="of:=[.B11]*[.B11]" office:value-type="float" office:value="324" calcext:value-type="float">
            <text:p>324</text:p>
          </table:table-cell>
          <table:table-cell table:style-name="Default" table:formula="of:=[.C11]*[.C11]" office:value-type="float" office:value="1011512.9476" calcext:value-type="float">
            <text:p>1011512.9476</text:p>
          </table:table-cell>
          <table:table-cell table:formula="of:=[.B32]*[.B11]+[.B33]" office:value-type="float" office:value="926.533511111111" calcext:value-type="float">
            <text:p>926.533511111111</text:p>
          </table:table-cell>
          <table:table-cell table:formula="of:=[.C11]-[.G11]" office:value-type="float" office:value="79.2064888888888" calcext:value-type="float">
            <text:p>79.206488888888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2.23" calcext:value-type="float">
            <text:p>1202.23</text:p>
          </table:table-cell>
          <table:table-cell table:formula="of:=[.B12]*[.C12]" office:value-type="float" office:value="24044.6" calcext:value-type="float">
            <text:p>24044.6</text:p>
          </table:table-cell>
          <table:table-cell table:formula="of:=[.B12]*[.B12]" office:value-type="float" office:value="400" calcext:value-type="float">
            <text:p>400</text:p>
          </table:table-cell>
          <table:table-cell table:style-name="Default" table:formula="of:=[.C12]*[.C12]" office:value-type="float" office:value="1445356.9729" calcext:value-type="float">
            <text:p>1445356.9729</text:p>
          </table:table-cell>
          <table:table-cell table:formula="of:=[.B32]*[.B12]+[.B33]" office:value-type="float" office:value="1240.95822222222" calcext:value-type="float">
            <text:p>1240.95822222222</text:p>
          </table:table-cell>
          <table:table-cell table:formula="of:=[.C12]-[.G12]" office:value-type="float" office:value="-38.7282222222225" calcext:value-type="float">
            <text:p>-38.728222222222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59.58" calcext:value-type="float">
            <text:p>1559.58</text:p>
          </table:table-cell>
          <table:table-cell table:formula="of:=[.B13]*[.C13]" office:value-type="float" office:value="34310.76" calcext:value-type="float">
            <text:p>34310.76</text:p>
          </table:table-cell>
          <table:table-cell table:formula="of:=[.B13]*[.B13]" office:value-type="float" office:value="484" calcext:value-type="float">
            <text:p>484</text:p>
          </table:table-cell>
          <table:table-cell table:style-name="Default" table:formula="of:=[.C13]*[.C13]" office:value-type="float" office:value="2432289.7764" calcext:value-type="float">
            <text:p>2432289.7764</text:p>
          </table:table-cell>
          <table:table-cell table:formula="of:=[.B32]*[.B13]+[.B33]" office:value-type="float" office:value="1555.38293333333" calcext:value-type="float">
            <text:p>1555.38293333333</text:p>
          </table:table-cell>
          <table:table-cell table:formula="of:=[.C13]-[.G13]" office:value-type="float" office:value="4.19706666666616" calcext:value-type="float">
            <text:p>4.1970666666661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11.75" calcext:value-type="float">
            <text:p>1911.75</text:p>
          </table:table-cell>
          <table:table-cell table:formula="of:=[.B14]*[.C14]" office:value-type="float" office:value="45882" calcext:value-type="float">
            <text:p>45882</text:p>
          </table:table-cell>
          <table:table-cell table:formula="of:=[.B14]*[.B14]" office:value-type="float" office:value="576" calcext:value-type="float">
            <text:p>576</text:p>
          </table:table-cell>
          <table:table-cell table:style-name="Default" table:formula="of:=[.C14]*[.C14]" office:value-type="float" office:value="3654788.0625" calcext:value-type="float">
            <text:p>3654788.0625</text:p>
          </table:table-cell>
          <table:table-cell table:formula="of:=[.B32]*[.B14]+[.B33]" office:value-type="float" office:value="1869.80764444444" calcext:value-type="float">
            <text:p>1869.80764444444</text:p>
          </table:table-cell>
          <table:table-cell table:formula="of:=[.C14]-[.G14]" office:value-type="float" office:value="41.9423555555554" calcext:value-type="float">
            <text:p>41.942355555555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42.29" calcext:value-type="float">
            <text:p>2142.29</text:p>
          </table:table-cell>
          <table:table-cell table:formula="of:=[.B15]*[.C15]" office:value-type="float" office:value="55699.54" calcext:value-type="float">
            <text:p>55699.54</text:p>
          </table:table-cell>
          <table:table-cell table:formula="of:=[.B15]*[.B15]" office:value-type="float" office:value="676" calcext:value-type="float">
            <text:p>676</text:p>
          </table:table-cell>
          <table:table-cell table:style-name="Default" table:formula="of:=[.C15]*[.C15]" office:value-type="float" office:value="4589406.4441" calcext:value-type="float">
            <text:p>4589406.4441</text:p>
          </table:table-cell>
          <table:table-cell table:formula="of:=[.B32]*[.B15]+[.B33]" office:value-type="float" office:value="2184.23235555556" calcext:value-type="float">
            <text:p>2184.23235555556</text:p>
          </table:table-cell>
          <table:table-cell table:formula="of:=[.C15]-[.G15]" office:value-type="float" office:value="-41.9423555555554" calcext:value-type="float">
            <text:p>-41.942355555555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19.12" calcext:value-type="float">
            <text:p>2519.12</text:p>
          </table:table-cell>
          <table:table-cell table:formula="of:=[.B16]*[.C16]" office:value-type="float" office:value="70535.36" calcext:value-type="float">
            <text:p>70535.36</text:p>
          </table:table-cell>
          <table:table-cell table:formula="of:=[.B16]*[.B16]" office:value-type="float" office:value="784" calcext:value-type="float">
            <text:p>784</text:p>
          </table:table-cell>
          <table:table-cell table:style-name="Default" table:formula="of:=[.C16]*[.C16]" office:value-type="float" office:value="6345965.5744" calcext:value-type="float">
            <text:p>6345965.5744</text:p>
          </table:table-cell>
          <table:table-cell table:formula="of:=[.B32]*[.B16]+[.B33]" office:value-type="float" office:value="2498.65706666667" calcext:value-type="float">
            <text:p>2498.65706666667</text:p>
          </table:table-cell>
          <table:table-cell table:formula="of:=[.C16]-[.G16]" office:value-type="float" office:value="20.4629333333328" calcext:value-type="float">
            <text:p>20.462933333332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99.5" calcext:value-type="float">
            <text:p>2799.5</text:p>
          </table:table-cell>
          <table:table-cell table:formula="of:=[.B17]*[.C17]" office:value-type="float" office:value="83985" calcext:value-type="float">
            <text:p>83985</text:p>
          </table:table-cell>
          <table:table-cell table:formula="of:=[.B17]*[.B17]" office:value-type="float" office:value="900" calcext:value-type="float">
            <text:p>900</text:p>
          </table:table-cell>
          <table:table-cell table:style-name="Default" table:formula="of:=[.C17]*[.C17]" office:value-type="float" office:value="7837200.25" calcext:value-type="float">
            <text:p>7837200.25</text:p>
          </table:table-cell>
          <table:table-cell table:formula="of:=[.B32]*[.B17]+[.B33]" office:value-type="float" office:value="2813.08177777778" calcext:value-type="float">
            <text:p>2813.08177777778</text:p>
          </table:table-cell>
          <table:table-cell table:formula="of:=[.C17]-[.G17]" office:value-type="float" office:value="-13.5817777777779" calcext:value-type="float">
            <text:p>-13.581777777777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48.96" calcext:value-type="float">
            <text:p>3148.96</text:p>
          </table:table-cell>
          <table:table-cell table:formula="of:=[.B18]*[.C18]" office:value-type="float" office:value="100766.72" calcext:value-type="float">
            <text:p>100766.72</text:p>
          </table:table-cell>
          <table:table-cell table:formula="of:=[.B18]*[.B18]" office:value-type="float" office:value="1024" calcext:value-type="float">
            <text:p>1024</text:p>
          </table:table-cell>
          <table:table-cell table:style-name="Default" table:formula="of:=[.C18]*[.C18]" office:value-type="float" office:value="9915949.0816" calcext:value-type="float">
            <text:p>9915949.0816</text:p>
          </table:table-cell>
          <table:table-cell table:formula="of:=[.B32]*[.B18]+[.B33]" office:value-type="float" office:value="3127.50648888889" calcext:value-type="float">
            <text:p>3127.50648888889</text:p>
          </table:table-cell>
          <table:table-cell table:formula="of:=[.C18]-[.G18]" office:value-type="float" office:value="21.4535111111113" calcext:value-type="float">
            <text:p>21.453511111111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50.77" calcext:value-type="float">
            <text:p>3650.77</text:p>
          </table:table-cell>
          <table:table-cell table:formula="of:=[.B19]*[.C19]" office:value-type="float" office:value="124126.18" calcext:value-type="float">
            <text:p>124126.18</text:p>
          </table:table-cell>
          <table:table-cell table:formula="of:=[.B19]*[.B19]" office:value-type="float" office:value="1156" calcext:value-type="float">
            <text:p>1156</text:p>
          </table:table-cell>
          <table:table-cell table:style-name="Default" table:formula="of:=[.C19]*[.C19]" office:value-type="float" office:value="13328121.5929" calcext:value-type="float">
            <text:p>13328121.5929</text:p>
          </table:table-cell>
          <table:table-cell table:formula="of:=[.B32]*[.B19]+[.B33]" office:value-type="float" office:value="3441.9312" calcext:value-type="float">
            <text:p>3441.9312</text:p>
          </table:table-cell>
          <table:table-cell table:formula="of:=[.C19]-[.G19]" office:value-type="float" office:value="208.8388" calcext:value-type="float">
            <text:p>208.838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03.08" calcext:value-type="float">
            <text:p>4003.08</text:p>
          </table:table-cell>
          <table:table-cell table:formula="of:=[.B20]*[.C20]" office:value-type="float" office:value="144110.88" calcext:value-type="float">
            <text:p>144110.88</text:p>
          </table:table-cell>
          <table:table-cell table:formula="of:=[.B20]*[.B20]" office:value-type="float" office:value="1296" calcext:value-type="float">
            <text:p>1296</text:p>
          </table:table-cell>
          <table:table-cell table:style-name="Default" table:formula="of:=[.C20]*[.C20]" office:value-type="float" office:value="16024649.4864" calcext:value-type="float">
            <text:p>16024649.4864</text:p>
          </table:table-cell>
          <table:table-cell table:formula="of:=[.B32]*[.B20]+[.B33]" office:value-type="float" office:value="3756.35591111111" calcext:value-type="float">
            <text:p>3756.35591111111</text:p>
          </table:table-cell>
          <table:table-cell table:formula="of:=[.C20]-[.G20]" office:value-type="float" office:value="246.72408888889" calcext:value-type="float">
            <text:p>246.7240888888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4628.97" calcext:value-type="float">
            <text:p>4628.97</text:p>
          </table:table-cell>
          <table:table-cell table:formula="of:=[.B21]*[.C21]" office:value-type="float" office:value="175900.86" calcext:value-type="float">
            <text:p>175900.86</text:p>
          </table:table-cell>
          <table:table-cell table:formula="of:=[.B21]*[.B21]" office:value-type="float" office:value="1444" calcext:value-type="float">
            <text:p>1444</text:p>
          </table:table-cell>
          <table:table-cell table:style-name="Default" table:formula="of:=[.C21]*[.C21]" office:value-type="float" office:value="21427363.2609" calcext:value-type="float">
            <text:p>21427363.2609</text:p>
          </table:table-cell>
          <table:table-cell table:formula="of:=[.B32]*[.B21]+[.B33]" office:value-type="float" office:value="4070.78062222222" calcext:value-type="float">
            <text:p>4070.78062222222</text:p>
          </table:table-cell>
          <table:table-cell table:formula="of:=[.C21]-[.G21]" office:value-type="float" office:value="558.189377777778" calcext:value-type="float">
            <text:p>558.18937777777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5110.69" calcext:value-type="float">
            <text:p>5110.69</text:p>
          </table:table-cell>
          <table:table-cell table:formula="of:=[.B22]*[.C22]" office:value-type="float" office:value="204427.6" calcext:value-type="float">
            <text:p>204427.6</text:p>
          </table:table-cell>
          <table:table-cell table:formula="of:=[.B22]*[.B22]" office:value-type="float" office:value="1600" calcext:value-type="float">
            <text:p>1600</text:p>
          </table:table-cell>
          <table:table-cell table:style-name="Default" table:formula="of:=[.C22]*[.C22]" office:value-type="float" office:value="26119152.2761" calcext:value-type="float">
            <text:p>26119152.2761</text:p>
          </table:table-cell>
          <table:table-cell table:formula="of:=[.B32]*[.B22]+[.B33]" office:value-type="float" office:value="4385.20533333333" calcext:value-type="float">
            <text:p>4385.20533333333</text:p>
          </table:table-cell>
          <table:table-cell table:formula="of:=[.C22]-[.G22]" office:value-type="float" office:value="725.484666666666" calcext:value-type="float">
            <text:p>725.48466666666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5482.02" calcext:value-type="float">
            <text:p>5482.02</text:p>
          </table:table-cell>
          <table:table-cell table:formula="of:=[.B23]*[.C23]" office:value-type="float" office:value="230244.84" calcext:value-type="float">
            <text:p>230244.84</text:p>
          </table:table-cell>
          <table:table-cell table:formula="of:=[.B23]*[.B23]" office:value-type="float" office:value="1764" calcext:value-type="float">
            <text:p>1764</text:p>
          </table:table-cell>
          <table:table-cell table:style-name="Default" table:formula="of:=[.C23]*[.C23]" office:value-type="float" office:value="30052543.2804" calcext:value-type="float">
            <text:p>30052543.2804</text:p>
          </table:table-cell>
          <table:table-cell table:formula="of:=[.B32]*[.B23]+[.B33]" office:value-type="float" office:value="4699.63004444444" calcext:value-type="float">
            <text:p>4699.63004444444</text:p>
          </table:table-cell>
          <table:table-cell table:formula="of:=[.C23]-[.G23]" office:value-type="float" office:value="782.389955555556" calcext:value-type="float">
            <text:p>782.38995555555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6187.39" calcext:value-type="float">
            <text:p>6187.39</text:p>
          </table:table-cell>
          <table:table-cell table:formula="of:=[.B24]*[.C24]" office:value-type="float" office:value="272245.16" calcext:value-type="float">
            <text:p>272245.16</text:p>
          </table:table-cell>
          <table:table-cell table:formula="of:=[.B24]*[.B24]" office:value-type="float" office:value="1936" calcext:value-type="float">
            <text:p>1936</text:p>
          </table:table-cell>
          <table:table-cell table:style-name="Default" table:formula="of:=[.C24]*[.C24]" office:value-type="float" office:value="38283795.0121" calcext:value-type="float">
            <text:p>38283795.0121</text:p>
          </table:table-cell>
          <table:table-cell table:formula="of:=[.B32]*[.B24]+[.B33]" office:value-type="float" office:value="5014.05475555556" calcext:value-type="float">
            <text:p>5014.05475555556</text:p>
          </table:table-cell>
          <table:table-cell table:formula="of:=[.C24]-[.G24]" office:value-type="float" office:value="1173.33524444445" calcext:value-type="float">
            <text:p>1173.3352444444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ce3" office:value-type="float" office:value="6682.75" calcext:value-type="float">
            <text:p>6682.75</text:p>
          </table:table-cell>
          <table:table-cell table:formula="of:=[.B25]*[.C25]" office:value-type="float" office:value="307406.5" calcext:value-type="float">
            <text:p>307406.5</text:p>
          </table:table-cell>
          <table:table-cell table:formula="of:=[.B25]*[.B25]" office:value-type="float" office:value="2116" calcext:value-type="float">
            <text:p>2116</text:p>
          </table:table-cell>
          <table:table-cell table:style-name="Default" table:formula="of:=[.C25]*[.C25]" office:value-type="float" office:value="44659147.5625" calcext:value-type="float">
            <text:p>44659147.5625</text:p>
          </table:table-cell>
          <table:table-cell table:formula="of:=[.B32]*[.B25]+[.B33]" office:value-type="float" office:value="5328.47946666667" calcext:value-type="float">
            <text:p>5328.47946666667</text:p>
          </table:table-cell>
          <table:table-cell table:formula="of:=[.C25]-[.G25]" office:value-type="float" office:value="1354.27053333333" calcext:value-type="float">
            <text:p>1354.27053333333</text:p>
          </table:table-cell>
          <table:table-cell/>
          <table:table-cell table:style-name="ce4" office:value-type="string" calcext:value-type="string">
            <text:p>Função exponencial</text:p>
          </table:table-cell>
          <table:table-cell office:value-type="string" calcext:value-type="string">
            <text:p>a*b^x</text:p>
          </table:table-cell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70.9" calcext:value-type="float">
            <text:p>7270.9</text:p>
          </table:table-cell>
          <table:table-cell table:formula="of:=[.B26]*[.C26]" office:value-type="float" office:value="349003.2" calcext:value-type="float">
            <text:p>349003.2</text:p>
          </table:table-cell>
          <table:table-cell table:formula="of:=[.B26]*[.B26]" office:value-type="float" office:value="2304" calcext:value-type="float">
            <text:p>2304</text:p>
          </table:table-cell>
          <table:table-cell table:style-name="Default" table:formula="of:=[.C26]*[.C26]" office:value-type="float" office:value="52865986.81" calcext:value-type="float">
            <text:p>52865986.81</text:p>
          </table:table-cell>
          <table:table-cell table:formula="of:=[.B32]*[.B26]+[.B33]" office:value-type="float" office:value="5642.90417777778" calcext:value-type="float">
            <text:p>5642.90417777778</text:p>
          </table:table-cell>
          <table:table-cell table:formula="of:=[.C26]-[.G26]" office:value-type="float" office:value="1627.99582222222" calcext:value-type="float">
            <text:p>1627.9958222222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7829.4" calcext:value-type="float">
            <text:p>7829.4</text:p>
          </table:table-cell>
          <table:table-cell table:formula="of:=[.B27]*[.C27]" office:value-type="float" office:value="391470" calcext:value-type="float">
            <text:p>391470</text:p>
          </table:table-cell>
          <table:table-cell table:formula="of:=[.B27]*[.B27]" office:value-type="float" office:value="2500" calcext:value-type="float">
            <text:p>2500</text:p>
          </table:table-cell>
          <table:table-cell table:style-name="Default" table:formula="of:=[.C27]*[.C27]" office:value-type="float" office:value="61299504.36" calcext:value-type="float">
            <text:p>61299504.36</text:p>
          </table:table-cell>
          <table:table-cell table:formula="of:=[.B32]*[.B27]+[.B33]" office:value-type="float" office:value="5957.32888888889" calcext:value-type="float">
            <text:p>5957.32888888889</text:p>
          </table:table-cell>
          <table:table-cell table:formula="of:=[.C27]-[.G27]" office:value-type="float" office:value="1872.07111111111" calcext:value-type="float">
            <text:p>1872.071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atorio</text:p>
          </table:table-cell>
          <table:table-cell table:formula="of:=SUM([.B2:.B27])" office:value-type="float" office:value="650" calcext:value-type="float">
            <text:p>650</text:p>
          </table:table-cell>
          <table:table-cell table:formula="of:=SUM([.C2:.C27])" office:value-type="float" office:value="69859.06" calcext:value-type="float">
            <text:p>69859.06</text:p>
          </table:table-cell>
          <table:table-cell table:formula="of:=SUM([.D2:.D27])" office:value-type="float" office:value="2666168.78" calcext:value-type="float">
            <text:p>2666168.78</text:p>
          </table:table-cell>
          <table:table-cell table:formula="of:=SUM([.E2:.E27])" office:value-type="float" office:value="22100" calcext:value-type="float">
            <text:p>22100</text:p>
          </table:table-cell>
          <table:table-cell table:formula="of:=SUM([.F2:.F27])" office:value-type="float" office:value="342822500.8884" calcext:value-type="float">
            <text:p>342822500.8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2:.B27])" office:value-type="float" office:value="25" calcext:value-type="float">
            <text:p>25</text:p>
          </table:table-cell>
          <table:table-cell table:formula="of:=MEDIAN([.C2:.C27])" office:value-type="float" office:value="2027.02" calcext:value-type="float">
            <text:p>2027.02</text:p>
          </table:table-cell>
          <table:table-cell table:formula="of:=MEDIAN([.D2:.D27])" office:value-type="float" office:value="50790.77" calcext:value-type="float">
            <text:p>50790.77</text:p>
          </table:table-cell>
          <table:table-cell table:formula="of:=MEDIAN([.E2:.E27])" office:value-type="float" office:value="626" calcext:value-type="float">
            <text:p>626</text:p>
          </table:table-cell>
          <table:table-cell table:formula="of:=MEDIAN([.F2:.F27])" office:value-type="float" office:value="4122097.2533" calcext:value-type="float">
            <text:p>4122097.25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r</text:p>
          </table:table-cell>
          <table:table-cell table:formula="of:=COUNT([.B2:.B27])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2" office:value-type="string" calcext:value-type="string">
            <text:p>M=</text:p>
          </table:table-cell>
          <table:table-cell table:style-name="ce4" table:formula="of:=([.D28]-(([.B28]*[.C28])/[.B30]))/([.E28]-(([.B28]*[.B28])/[.B30]))" office:value-type="float" office:value="157.212355555556" calcext:value-type="float">
            <text:p>157.21235555555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=</text:p>
          </table:table-cell>
          <table:table-cell table:style-name="ce4" table:formula="of:=[.C29]-[.B32]*[.B29]" office:value-type="float" office:value="-1903.28888888889" calcext:value-type="float">
            <text:p>-1903.288888888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ariance(x,y)</text:p>
          </table:table-cell>
          <table:table-cell table:formula="of:=[.D29]/[.B30]" office:value-type="float" office:value="1953.49115384615" calcext:value-type="float">
            <text:p>1953.49115384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 deviation(x)</text:p>
          </table:table-cell>
          <table:table-cell table:formula="of:=SQRT([.E28]/[.B30]-[.E29])" office:value-type="float" office:value="14.9666295470958" calcext:value-type="float">
            <text:p>14.9666295470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 deviation(y)</text:p>
          </table:table-cell>
          <table:table-cell table:formula="of:=SQRT(([.F28]/[.B30])-[.F29])" office:value-type="float" office:value="3010.54539080546" calcext:value-type="float">
            <text:p>3010.545390805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 coefficient</text:p>
          </table:table-cell>
          <table:table-cell table:formula="of:=[.B34]/([.B35]*[.B36])" office:value-type="float" office:value="0.0433553064368658" calcext:value-type="float">
            <text:p>0.0433553064368658</text:p>
          </table:table-cell>
          <table:table-cell table:number-columns-repeated="9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asso3" table:style-name="ta1">
        <table:shapes>
          <draw:frame draw:z-index="0" draw:style-name="gr1" draw:text-style-name="P1" svg:width="6.2972in" svg:height="3.5449in" svg:x="8.6421in" svg:y="0.1673in">
            <draw:object draw:notify-on-update-of-ranges="passo3.E2:passo3.E27 passo3.F2:passo3.F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>
            <text:p>X_error</text:p>
          </table:table-cell>
          <table:table-cell table:style-name="ce3" office:value-type="string" calcext:value-type="string">
            <text:p>Y_error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table:style-name="Default" office:value-type="string" calcext:value-type="string">
            <text:p>Y^2</text:p>
          </table:table-cell>
          <table:table-cell office:value-type="string" calcext:value-type="string">
            <text:p>y_pred</text:p>
          </table:table-cell>
          <table:table-cell office:value-type="string" calcext:value-type="string">
            <text:p>residuo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3.66" calcext:value-type="float">
            <text:p>-3.66</text:p>
          </table:table-cell>
          <table:table-cell table:formula="of:=[.B2]*[.C2]" office:value-type="float" office:value="-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style-name="Default" table:formula="of:=[.C2]*[.C2]" office:value-type="float" office:value="13.3956" calcext:value-type="float">
            <text:p>13.3956</text:p>
          </table:table-cell>
          <table:table-cell table:formula="of:=[.B32]*[.B2]+[.B33]" office:value-type="float" office:value="-1903.28888888889" calcext:value-type="float">
            <text:p>-1903.28888888889</text:p>
          </table:table-cell>
          <table:table-cell table:formula="of:=[.C2]-[.G2]" office:value-type="float" office:value="1899.62888888889" calcext:value-type="float">
            <text:p>1899.6288888888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93.89" calcext:value-type="float">
            <text:p>93.89</text:p>
          </table:table-cell>
          <table:table-cell table:formula="of:=[.B3]*[.C3]" office:value-type="float" office:value="187.78" calcext:value-type="float">
            <text:p>187.78</text:p>
          </table:table-cell>
          <table:table-cell table:formula="of:=[.B3]*[.B3]" office:value-type="float" office:value="4" calcext:value-type="float">
            <text:p>4</text:p>
          </table:table-cell>
          <table:table-cell table:style-name="Default" table:formula="of:=[.C3]*[.C3]" office:value-type="float" office:value="8815.3321" calcext:value-type="float">
            <text:p>8815.3321</text:p>
          </table:table-cell>
          <table:table-cell table:formula="of:=[.B32]*[.B3]+[.B33]" office:value-type="float" office:value="-1588.86417777778" calcext:value-type="float">
            <text:p>-1588.86417777778</text:p>
          </table:table-cell>
          <table:table-cell table:formula="of:=[.C3]-[.G3]" office:value-type="float" office:value="1682.75417777778" calcext:value-type="float">
            <text:p>1682.7541777777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.04" calcext:value-type="float">
            <text:p>3.04</text:p>
          </table:table-cell>
          <table:table-cell table:formula="of:=[.B4]*[.C4]" office:value-type="float" office:value="12.16" calcext:value-type="float">
            <text:p>12.16</text:p>
          </table:table-cell>
          <table:table-cell table:formula="of:=[.B4]*[.B4]" office:value-type="float" office:value="16" calcext:value-type="float">
            <text:p>16</text:p>
          </table:table-cell>
          <table:table-cell table:style-name="Default" table:formula="of:=[.C4]*[.C4]" office:value-type="float" office:value="9.2416" calcext:value-type="float">
            <text:p>9.2416</text:p>
          </table:table-cell>
          <table:table-cell table:formula="of:=[.B32]*[.B4]+[.B33]" office:value-type="float" office:value="-1274.43946666667" calcext:value-type="float">
            <text:p>-1274.43946666667</text:p>
          </table:table-cell>
          <table:table-cell table:formula="of:=[.C4]-[.G4]" office:value-type="float" office:value="1277.47946666667" calcext:value-type="float">
            <text:p>1277.4794666666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2.57" calcext:value-type="float">
            <text:p>202.57</text:p>
          </table:table-cell>
          <table:table-cell table:formula="of:=[.B5]*[.C5]" office:value-type="float" office:value="1215.42" calcext:value-type="float">
            <text:p>1215.42</text:p>
          </table:table-cell>
          <table:table-cell table:formula="of:=[.B5]*[.B5]" office:value-type="float" office:value="36" calcext:value-type="float">
            <text:p>36</text:p>
          </table:table-cell>
          <table:table-cell table:style-name="Default" table:formula="of:=[.C5]*[.C5]" office:value-type="float" office:value="41034.6049" calcext:value-type="float">
            <text:p>41034.6049</text:p>
          </table:table-cell>
          <table:table-cell table:formula="of:=[.B32]*[.B5]+[.B33]" office:value-type="float" office:value="-960.014755555555" calcext:value-type="float">
            <text:p>-960.014755555555</text:p>
          </table:table-cell>
          <table:table-cell table:formula="of:=[.C5]-[.G5]" office:value-type="float" office:value="1162.58475555555" calcext:value-type="float">
            <text:p>1162.5847555555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17.01" calcext:value-type="float">
            <text:p>217.01</text:p>
          </table:table-cell>
          <table:table-cell table:formula="of:=[.B6]*[.C6]" office:value-type="float" office:value="1736.08" calcext:value-type="float">
            <text:p>1736.08</text:p>
          </table:table-cell>
          <table:table-cell table:formula="of:=[.B6]*[.B6]" office:value-type="float" office:value="64" calcext:value-type="float">
            <text:p>64</text:p>
          </table:table-cell>
          <table:table-cell table:style-name="Default" table:formula="of:=[.C6]*[.C6]" office:value-type="float" office:value="47093.3401" calcext:value-type="float">
            <text:p>47093.3401</text:p>
          </table:table-cell>
          <table:table-cell table:formula="of:=[.B32]*[.B6]+[.B33]" office:value-type="float" office:value="-645.590044444444" calcext:value-type="float">
            <text:p>-645.590044444444</text:p>
          </table:table-cell>
          <table:table-cell table:formula="of:=[.C6]-[.G6]" office:value-type="float" office:value="862.600044444444" calcext:value-type="float">
            <text:p>862.60004444444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7.28" calcext:value-type="float">
            <text:p>287.28</text:p>
          </table:table-cell>
          <table:table-cell table:formula="of:=[.B7]*[.C7]" office:value-type="float" office:value="2872.8" calcext:value-type="float">
            <text:p>2872.8</text:p>
          </table:table-cell>
          <table:table-cell table:formula="of:=[.B7]*[.B7]" office:value-type="float" office:value="100" calcext:value-type="float">
            <text:p>100</text:p>
          </table:table-cell>
          <table:table-cell table:style-name="Default" table:formula="of:=[.C7]*[.C7]" office:value-type="float" office:value="82529.7984" calcext:value-type="float">
            <text:p>82529.7984</text:p>
          </table:table-cell>
          <table:table-cell table:formula="of:=[.B32]*[.B7]+[.B33]" office:value-type="float" office:value="-331.165333333333" calcext:value-type="float">
            <text:p>-331.165333333333</text:p>
          </table:table-cell>
          <table:table-cell table:formula="of:=[.C7]-[.G7]" office:value-type="float" office:value="618.445333333333" calcext:value-type="float">
            <text:p>618.44533333333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8.04" calcext:value-type="float">
            <text:p>378.04</text:p>
          </table:table-cell>
          <table:table-cell table:formula="of:=[.B8]*[.C8]" office:value-type="float" office:value="4536.48" calcext:value-type="float">
            <text:p>4536.48</text:p>
          </table:table-cell>
          <table:table-cell table:formula="of:=[.B8]*[.B8]" office:value-type="float" office:value="144" calcext:value-type="float">
            <text:p>144</text:p>
          </table:table-cell>
          <table:table-cell table:style-name="Default" table:formula="of:=[.C8]*[.C8]" office:value-type="float" office:value="142914.2416" calcext:value-type="float">
            <text:p>142914.2416</text:p>
          </table:table-cell>
          <table:table-cell table:formula="of:=[.B32]*[.B8]+[.B33]" office:value-type="float" office:value="-16.7406222222216" calcext:value-type="float">
            <text:p>-16.7406222222216</text:p>
          </table:table-cell>
          <table:table-cell table:formula="of:=[.C8]-[.G8]" office:value-type="float" office:value="394.780622222222" calcext:value-type="float">
            <text:p>394.78062222222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3.23" calcext:value-type="float">
            <text:p>693.23</text:p>
          </table:table-cell>
          <table:table-cell table:formula="of:=[.B9]*[.C9]" office:value-type="float" office:value="9705.22" calcext:value-type="float">
            <text:p>9705.22</text:p>
          </table:table-cell>
          <table:table-cell table:formula="of:=[.B9]*[.B9]" office:value-type="float" office:value="196" calcext:value-type="float">
            <text:p>196</text:p>
          </table:table-cell>
          <table:table-cell table:style-name="Default" table:formula="of:=[.C9]*[.C9]" office:value-type="float" office:value="480567.8329" calcext:value-type="float">
            <text:p>480567.8329</text:p>
          </table:table-cell>
          <table:table-cell table:formula="of:=[.B32]*[.B9]+[.B33]" office:value-type="float" office:value="297.68408888889" calcext:value-type="float">
            <text:p>297.68408888889</text:p>
          </table:table-cell>
          <table:table-cell table:formula="of:=[.C9]-[.G9]" office:value-type="float" office:value="395.54591111111" calcext:value-type="float">
            <text:p>395.5459111111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852.52" calcext:value-type="float">
            <text:p>852.52</text:p>
          </table:table-cell>
          <table:table-cell table:formula="of:=[.B10]*[.C10]" office:value-type="float" office:value="13640.32" calcext:value-type="float">
            <text:p>13640.32</text:p>
          </table:table-cell>
          <table:table-cell table:formula="of:=[.B10]*[.B10]" office:value-type="float" office:value="256" calcext:value-type="float">
            <text:p>256</text:p>
          </table:table-cell>
          <table:table-cell table:style-name="Default" table:formula="of:=[.C10]*[.C10]" office:value-type="float" office:value="726790.3504" calcext:value-type="float">
            <text:p>726790.3504</text:p>
          </table:table-cell>
          <table:table-cell table:formula="of:=[.B32]*[.B10]+[.B33]" office:value-type="float" office:value="612.1088" calcext:value-type="float">
            <text:p>612.1088</text:p>
          </table:table-cell>
          <table:table-cell table:formula="of:=[.C10]-[.G10]" office:value-type="float" office:value="240.4112" calcext:value-type="float">
            <text:p>240.411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5.74" calcext:value-type="float">
            <text:p>1005.74</text:p>
          </table:table-cell>
          <table:table-cell table:formula="of:=[.B11]*[.C11]" office:value-type="float" office:value="18103.32" calcext:value-type="float">
            <text:p>18103.32</text:p>
          </table:table-cell>
          <table:table-cell table:formula="of:=[.B11]*[.B11]" office:value-type="float" office:value="324" calcext:value-type="float">
            <text:p>324</text:p>
          </table:table-cell>
          <table:table-cell table:style-name="Default" table:formula="of:=[.C11]*[.C11]" office:value-type="float" office:value="1011512.9476" calcext:value-type="float">
            <text:p>1011512.9476</text:p>
          </table:table-cell>
          <table:table-cell table:formula="of:=[.B32]*[.B11]+[.B33]" office:value-type="float" office:value="926.533511111111" calcext:value-type="float">
            <text:p>926.533511111111</text:p>
          </table:table-cell>
          <table:table-cell table:formula="of:=[.C11]-[.G11]" office:value-type="float" office:value="79.2064888888888" calcext:value-type="float">
            <text:p>79.206488888888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2.23" calcext:value-type="float">
            <text:p>1202.23</text:p>
          </table:table-cell>
          <table:table-cell table:formula="of:=[.B12]*[.C12]" office:value-type="float" office:value="24044.6" calcext:value-type="float">
            <text:p>24044.6</text:p>
          </table:table-cell>
          <table:table-cell table:formula="of:=[.B12]*[.B12]" office:value-type="float" office:value="400" calcext:value-type="float">
            <text:p>400</text:p>
          </table:table-cell>
          <table:table-cell table:style-name="Default" table:formula="of:=[.C12]*[.C12]" office:value-type="float" office:value="1445356.9729" calcext:value-type="float">
            <text:p>1445356.9729</text:p>
          </table:table-cell>
          <table:table-cell table:formula="of:=[.B32]*[.B12]+[.B33]" office:value-type="float" office:value="1240.95822222222" calcext:value-type="float">
            <text:p>1240.95822222222</text:p>
          </table:table-cell>
          <table:table-cell table:formula="of:=[.C12]-[.G12]" office:value-type="float" office:value="-38.7282222222225" calcext:value-type="float">
            <text:p>-38.728222222222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59.58" calcext:value-type="float">
            <text:p>1559.58</text:p>
          </table:table-cell>
          <table:table-cell table:formula="of:=[.B13]*[.C13]" office:value-type="float" office:value="34310.76" calcext:value-type="float">
            <text:p>34310.76</text:p>
          </table:table-cell>
          <table:table-cell table:formula="of:=[.B13]*[.B13]" office:value-type="float" office:value="484" calcext:value-type="float">
            <text:p>484</text:p>
          </table:table-cell>
          <table:table-cell table:style-name="Default" table:formula="of:=[.C13]*[.C13]" office:value-type="float" office:value="2432289.7764" calcext:value-type="float">
            <text:p>2432289.7764</text:p>
          </table:table-cell>
          <table:table-cell table:formula="of:=[.B32]*[.B13]+[.B33]" office:value-type="float" office:value="1555.38293333333" calcext:value-type="float">
            <text:p>1555.38293333333</text:p>
          </table:table-cell>
          <table:table-cell table:formula="of:=[.C13]-[.G13]" office:value-type="float" office:value="4.19706666666616" calcext:value-type="float">
            <text:p>4.1970666666661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11.75" calcext:value-type="float">
            <text:p>1911.75</text:p>
          </table:table-cell>
          <table:table-cell table:formula="of:=[.B14]*[.C14]" office:value-type="float" office:value="45882" calcext:value-type="float">
            <text:p>45882</text:p>
          </table:table-cell>
          <table:table-cell table:formula="of:=[.B14]*[.B14]" office:value-type="float" office:value="576" calcext:value-type="float">
            <text:p>576</text:p>
          </table:table-cell>
          <table:table-cell table:style-name="Default" table:formula="of:=[.C14]*[.C14]" office:value-type="float" office:value="3654788.0625" calcext:value-type="float">
            <text:p>3654788.0625</text:p>
          </table:table-cell>
          <table:table-cell table:formula="of:=[.B32]*[.B14]+[.B33]" office:value-type="float" office:value="1869.80764444444" calcext:value-type="float">
            <text:p>1869.80764444444</text:p>
          </table:table-cell>
          <table:table-cell table:formula="of:=[.C14]-[.G14]" office:value-type="float" office:value="41.9423555555554" calcext:value-type="float">
            <text:p>41.942355555555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42.29" calcext:value-type="float">
            <text:p>2142.29</text:p>
          </table:table-cell>
          <table:table-cell table:formula="of:=[.B15]*[.C15]" office:value-type="float" office:value="55699.54" calcext:value-type="float">
            <text:p>55699.54</text:p>
          </table:table-cell>
          <table:table-cell table:formula="of:=[.B15]*[.B15]" office:value-type="float" office:value="676" calcext:value-type="float">
            <text:p>676</text:p>
          </table:table-cell>
          <table:table-cell table:style-name="Default" table:formula="of:=[.C15]*[.C15]" office:value-type="float" office:value="4589406.4441" calcext:value-type="float">
            <text:p>4589406.4441</text:p>
          </table:table-cell>
          <table:table-cell table:formula="of:=[.B32]*[.B15]+[.B33]" office:value-type="float" office:value="2184.23235555556" calcext:value-type="float">
            <text:p>2184.23235555556</text:p>
          </table:table-cell>
          <table:table-cell table:formula="of:=[.C15]-[.G15]" office:value-type="float" office:value="-41.9423555555554" calcext:value-type="float">
            <text:p>-41.942355555555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19.12" calcext:value-type="float">
            <text:p>2519.12</text:p>
          </table:table-cell>
          <table:table-cell table:formula="of:=[.B16]*[.C16]" office:value-type="float" office:value="70535.36" calcext:value-type="float">
            <text:p>70535.36</text:p>
          </table:table-cell>
          <table:table-cell table:formula="of:=[.B16]*[.B16]" office:value-type="float" office:value="784" calcext:value-type="float">
            <text:p>784</text:p>
          </table:table-cell>
          <table:table-cell table:style-name="Default" table:formula="of:=[.C16]*[.C16]" office:value-type="float" office:value="6345965.5744" calcext:value-type="float">
            <text:p>6345965.5744</text:p>
          </table:table-cell>
          <table:table-cell table:formula="of:=[.B32]*[.B16]+[.B33]" office:value-type="float" office:value="2498.65706666667" calcext:value-type="float">
            <text:p>2498.65706666667</text:p>
          </table:table-cell>
          <table:table-cell table:formula="of:=[.C16]-[.G16]" office:value-type="float" office:value="20.4629333333328" calcext:value-type="float">
            <text:p>20.462933333332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99.5" calcext:value-type="float">
            <text:p>2799.5</text:p>
          </table:table-cell>
          <table:table-cell table:formula="of:=[.B17]*[.C17]" office:value-type="float" office:value="83985" calcext:value-type="float">
            <text:p>83985</text:p>
          </table:table-cell>
          <table:table-cell table:formula="of:=[.B17]*[.B17]" office:value-type="float" office:value="900" calcext:value-type="float">
            <text:p>900</text:p>
          </table:table-cell>
          <table:table-cell table:style-name="Default" table:formula="of:=[.C17]*[.C17]" office:value-type="float" office:value="7837200.25" calcext:value-type="float">
            <text:p>7837200.25</text:p>
          </table:table-cell>
          <table:table-cell table:formula="of:=[.B32]*[.B17]+[.B33]" office:value-type="float" office:value="2813.08177777778" calcext:value-type="float">
            <text:p>2813.08177777778</text:p>
          </table:table-cell>
          <table:table-cell table:formula="of:=[.C17]-[.G17]" office:value-type="float" office:value="-13.5817777777779" calcext:value-type="float">
            <text:p>-13.581777777777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48.96" calcext:value-type="float">
            <text:p>3148.96</text:p>
          </table:table-cell>
          <table:table-cell table:formula="of:=[.B18]*[.C18]" office:value-type="float" office:value="100766.72" calcext:value-type="float">
            <text:p>100766.72</text:p>
          </table:table-cell>
          <table:table-cell table:formula="of:=[.B18]*[.B18]" office:value-type="float" office:value="1024" calcext:value-type="float">
            <text:p>1024</text:p>
          </table:table-cell>
          <table:table-cell table:style-name="Default" table:formula="of:=[.C18]*[.C18]" office:value-type="float" office:value="9915949.0816" calcext:value-type="float">
            <text:p>9915949.0816</text:p>
          </table:table-cell>
          <table:table-cell table:formula="of:=[.B32]*[.B18]+[.B33]" office:value-type="float" office:value="3127.50648888889" calcext:value-type="float">
            <text:p>3127.50648888889</text:p>
          </table:table-cell>
          <table:table-cell table:formula="of:=[.C18]-[.G18]" office:value-type="float" office:value="21.4535111111113" calcext:value-type="float">
            <text:p>21.453511111111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50.77" calcext:value-type="float">
            <text:p>3650.77</text:p>
          </table:table-cell>
          <table:table-cell table:formula="of:=[.B19]*[.C19]" office:value-type="float" office:value="124126.18" calcext:value-type="float">
            <text:p>124126.18</text:p>
          </table:table-cell>
          <table:table-cell table:formula="of:=[.B19]*[.B19]" office:value-type="float" office:value="1156" calcext:value-type="float">
            <text:p>1156</text:p>
          </table:table-cell>
          <table:table-cell table:style-name="Default" table:formula="of:=[.C19]*[.C19]" office:value-type="float" office:value="13328121.5929" calcext:value-type="float">
            <text:p>13328121.5929</text:p>
          </table:table-cell>
          <table:table-cell table:formula="of:=[.B32]*[.B19]+[.B33]" office:value-type="float" office:value="3441.9312" calcext:value-type="float">
            <text:p>3441.9312</text:p>
          </table:table-cell>
          <table:table-cell table:formula="of:=[.C19]-[.G19]" office:value-type="float" office:value="208.8388" calcext:value-type="float">
            <text:p>208.838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03.08" calcext:value-type="float">
            <text:p>4003.08</text:p>
          </table:table-cell>
          <table:table-cell table:formula="of:=[.B20]*[.C20]" office:value-type="float" office:value="144110.88" calcext:value-type="float">
            <text:p>144110.88</text:p>
          </table:table-cell>
          <table:table-cell table:formula="of:=[.B20]*[.B20]" office:value-type="float" office:value="1296" calcext:value-type="float">
            <text:p>1296</text:p>
          </table:table-cell>
          <table:table-cell table:style-name="Default" table:formula="of:=[.C20]*[.C20]" office:value-type="float" office:value="16024649.4864" calcext:value-type="float">
            <text:p>16024649.4864</text:p>
          </table:table-cell>
          <table:table-cell table:formula="of:=[.B32]*[.B20]+[.B33]" office:value-type="float" office:value="3756.35591111111" calcext:value-type="float">
            <text:p>3756.35591111111</text:p>
          </table:table-cell>
          <table:table-cell table:formula="of:=[.C20]-[.G20]" office:value-type="float" office:value="246.72408888889" calcext:value-type="float">
            <text:p>246.7240888888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4628.97" calcext:value-type="float">
            <text:p>4628.97</text:p>
          </table:table-cell>
          <table:table-cell table:formula="of:=[.B21]*[.C21]" office:value-type="float" office:value="175900.86" calcext:value-type="float">
            <text:p>175900.86</text:p>
          </table:table-cell>
          <table:table-cell table:formula="of:=[.B21]*[.B21]" office:value-type="float" office:value="1444" calcext:value-type="float">
            <text:p>1444</text:p>
          </table:table-cell>
          <table:table-cell table:style-name="Default" table:formula="of:=[.C21]*[.C21]" office:value-type="float" office:value="21427363.2609" calcext:value-type="float">
            <text:p>21427363.2609</text:p>
          </table:table-cell>
          <table:table-cell table:formula="of:=[.B32]*[.B21]+[.B33]" office:value-type="float" office:value="4070.78062222222" calcext:value-type="float">
            <text:p>4070.78062222222</text:p>
          </table:table-cell>
          <table:table-cell table:formula="of:=[.C21]-[.G21]" office:value-type="float" office:value="558.189377777778" calcext:value-type="float">
            <text:p>558.18937777777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5110.69" calcext:value-type="float">
            <text:p>5110.69</text:p>
          </table:table-cell>
          <table:table-cell table:formula="of:=[.B22]*[.C22]" office:value-type="float" office:value="204427.6" calcext:value-type="float">
            <text:p>204427.6</text:p>
          </table:table-cell>
          <table:table-cell table:formula="of:=[.B22]*[.B22]" office:value-type="float" office:value="1600" calcext:value-type="float">
            <text:p>1600</text:p>
          </table:table-cell>
          <table:table-cell table:style-name="Default" table:formula="of:=[.C22]*[.C22]" office:value-type="float" office:value="26119152.2761" calcext:value-type="float">
            <text:p>26119152.2761</text:p>
          </table:table-cell>
          <table:table-cell table:formula="of:=[.B32]*[.B22]+[.B33]" office:value-type="float" office:value="4385.20533333333" calcext:value-type="float">
            <text:p>4385.20533333333</text:p>
          </table:table-cell>
          <table:table-cell table:formula="of:=[.C22]-[.G22]" office:value-type="float" office:value="725.484666666666" calcext:value-type="float">
            <text:p>725.48466666666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5482.02" calcext:value-type="float">
            <text:p>5482.02</text:p>
          </table:table-cell>
          <table:table-cell table:formula="of:=[.B23]*[.C23]" office:value-type="float" office:value="230244.84" calcext:value-type="float">
            <text:p>230244.84</text:p>
          </table:table-cell>
          <table:table-cell table:formula="of:=[.B23]*[.B23]" office:value-type="float" office:value="1764" calcext:value-type="float">
            <text:p>1764</text:p>
          </table:table-cell>
          <table:table-cell table:style-name="Default" table:formula="of:=[.C23]*[.C23]" office:value-type="float" office:value="30052543.2804" calcext:value-type="float">
            <text:p>30052543.2804</text:p>
          </table:table-cell>
          <table:table-cell table:formula="of:=[.B32]*[.B23]+[.B33]" office:value-type="float" office:value="4699.63004444444" calcext:value-type="float">
            <text:p>4699.63004444444</text:p>
          </table:table-cell>
          <table:table-cell table:formula="of:=[.C23]-[.G23]" office:value-type="float" office:value="782.389955555556" calcext:value-type="float">
            <text:p>782.38995555555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6187.39" calcext:value-type="float">
            <text:p>6187.39</text:p>
          </table:table-cell>
          <table:table-cell table:formula="of:=[.B24]*[.C24]" office:value-type="float" office:value="272245.16" calcext:value-type="float">
            <text:p>272245.16</text:p>
          </table:table-cell>
          <table:table-cell table:formula="of:=[.B24]*[.B24]" office:value-type="float" office:value="1936" calcext:value-type="float">
            <text:p>1936</text:p>
          </table:table-cell>
          <table:table-cell table:style-name="Default" table:formula="of:=[.C24]*[.C24]" office:value-type="float" office:value="38283795.0121" calcext:value-type="float">
            <text:p>38283795.0121</text:p>
          </table:table-cell>
          <table:table-cell table:formula="of:=[.B32]*[.B24]+[.B33]" office:value-type="float" office:value="5014.05475555556" calcext:value-type="float">
            <text:p>5014.05475555556</text:p>
          </table:table-cell>
          <table:table-cell table:formula="of:=[.C24]-[.G24]" office:value-type="float" office:value="1173.33524444445" calcext:value-type="float">
            <text:p>1173.3352444444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ce3" office:value-type="float" office:value="6682.75" calcext:value-type="float">
            <text:p>6682.75</text:p>
          </table:table-cell>
          <table:table-cell table:formula="of:=[.B25]*[.C25]" office:value-type="float" office:value="307406.5" calcext:value-type="float">
            <text:p>307406.5</text:p>
          </table:table-cell>
          <table:table-cell table:formula="of:=[.B25]*[.B25]" office:value-type="float" office:value="2116" calcext:value-type="float">
            <text:p>2116</text:p>
          </table:table-cell>
          <table:table-cell table:style-name="Default" table:formula="of:=[.C25]*[.C25]" office:value-type="float" office:value="44659147.5625" calcext:value-type="float">
            <text:p>44659147.5625</text:p>
          </table:table-cell>
          <table:table-cell table:formula="of:=[.B32]*[.B25]+[.B33]" office:value-type="float" office:value="5328.47946666667" calcext:value-type="float">
            <text:p>5328.47946666667</text:p>
          </table:table-cell>
          <table:table-cell table:formula="of:=[.C25]-[.G25]" office:value-type="float" office:value="1354.27053333333" calcext:value-type="float">
            <text:p>1354.27053333333</text:p>
          </table:table-cell>
          <table:table-cell/>
          <table:table-cell table:style-name="ce4" office:value-type="string" calcext:value-type="string">
            <text:p>Função quadratica</text:p>
          </table:table-cell>
          <table:table-cell table:style-name="ce4" office:value-type="string" calcext:value-type="string">
            <text:p>Levantei o X e Y ao quadrado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70.9" calcext:value-type="float">
            <text:p>7270.9</text:p>
          </table:table-cell>
          <table:table-cell table:formula="of:=[.B26]*[.C26]" office:value-type="float" office:value="349003.2" calcext:value-type="float">
            <text:p>349003.2</text:p>
          </table:table-cell>
          <table:table-cell table:formula="of:=[.B26]*[.B26]" office:value-type="float" office:value="2304" calcext:value-type="float">
            <text:p>2304</text:p>
          </table:table-cell>
          <table:table-cell table:style-name="Default" table:formula="of:=[.C26]*[.C26]" office:value-type="float" office:value="52865986.81" calcext:value-type="float">
            <text:p>52865986.81</text:p>
          </table:table-cell>
          <table:table-cell table:formula="of:=[.B32]*[.B26]+[.B33]" office:value-type="float" office:value="5642.90417777778" calcext:value-type="float">
            <text:p>5642.90417777778</text:p>
          </table:table-cell>
          <table:table-cell table:formula="of:=[.C26]-[.G26]" office:value-type="float" office:value="1627.99582222222" calcext:value-type="float">
            <text:p>1627.9958222222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7829.4" calcext:value-type="float">
            <text:p>7829.4</text:p>
          </table:table-cell>
          <table:table-cell table:formula="of:=[.B27]*[.C27]" office:value-type="float" office:value="391470" calcext:value-type="float">
            <text:p>391470</text:p>
          </table:table-cell>
          <table:table-cell table:formula="of:=[.B27]*[.B27]" office:value-type="float" office:value="2500" calcext:value-type="float">
            <text:p>2500</text:p>
          </table:table-cell>
          <table:table-cell table:style-name="Default" table:formula="of:=[.C27]*[.C27]" office:value-type="float" office:value="61299504.36" calcext:value-type="float">
            <text:p>61299504.36</text:p>
          </table:table-cell>
          <table:table-cell table:formula="of:=[.B32]*[.B27]+[.B33]" office:value-type="float" office:value="5957.32888888889" calcext:value-type="float">
            <text:p>5957.32888888889</text:p>
          </table:table-cell>
          <table:table-cell table:formula="of:=[.C27]-[.G27]" office:value-type="float" office:value="1872.07111111111" calcext:value-type="float">
            <text:p>1872.071111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atorio</text:p>
          </table:table-cell>
          <table:table-cell table:formula="of:=SUM([.B2:.B27])" office:value-type="float" office:value="650" calcext:value-type="float">
            <text:p>650</text:p>
          </table:table-cell>
          <table:table-cell table:formula="of:=SUM([.C2:.C27])" office:value-type="float" office:value="69859.06" calcext:value-type="float">
            <text:p>69859.06</text:p>
          </table:table-cell>
          <table:table-cell table:formula="of:=SUM([.D2:.D27])" office:value-type="float" office:value="2666168.78" calcext:value-type="float">
            <text:p>2666168.78</text:p>
          </table:table-cell>
          <table:table-cell table:formula="of:=SUM([.E2:.E27])" office:value-type="float" office:value="22100" calcext:value-type="float">
            <text:p>22100</text:p>
          </table:table-cell>
          <table:table-cell table:formula="of:=SUM([.F2:.F27])" office:value-type="float" office:value="342822500.8884" calcext:value-type="float">
            <text:p>342822500.88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2:.B27])" office:value-type="float" office:value="25" calcext:value-type="float">
            <text:p>25</text:p>
          </table:table-cell>
          <table:table-cell table:formula="of:=MEDIAN([.C2:.C27])" office:value-type="float" office:value="2027.02" calcext:value-type="float">
            <text:p>2027.02</text:p>
          </table:table-cell>
          <table:table-cell table:formula="of:=MEDIAN([.D2:.D27])" office:value-type="float" office:value="50790.77" calcext:value-type="float">
            <text:p>50790.77</text:p>
          </table:table-cell>
          <table:table-cell table:formula="of:=MEDIAN([.E2:.E27])" office:value-type="float" office:value="626" calcext:value-type="float">
            <text:p>626</text:p>
          </table:table-cell>
          <table:table-cell table:formula="of:=MEDIAN([.F2:.F27])" office:value-type="float" office:value="4122097.2533" calcext:value-type="float">
            <text:p>4122097.2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er</text:p>
          </table:table-cell>
          <table:table-cell table:formula="of:=COUNT([.B2:.B27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>
            <text:p>M=</text:p>
          </table:table-cell>
          <table:table-cell table:style-name="ce4" table:formula="of:=([.D28]-(([.B28]*[.C28])/[.B30]))/([.E28]-(([.B28]*[.B28])/[.B30]))" office:value-type="float" office:value="157.212355555556" calcext:value-type="float">
            <text:p>157.21235555555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=</text:p>
          </table:table-cell>
          <table:table-cell table:style-name="ce4" table:formula="of:=[.C29]-[.B32]*[.B29]" office:value-type="float" office:value="-1903.28888888889" calcext:value-type="float">
            <text:p>-1903.288888888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variance(x,y)</text:p>
          </table:table-cell>
          <table:table-cell table:formula="of:=[.D29]/[.B30]" office:value-type="float" office:value="1953.49115384615" calcext:value-type="float">
            <text:p>1953.491153846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ndard deviation(x)</text:p>
          </table:table-cell>
          <table:table-cell table:formula="of:=SQRT([.E28]/[.B30]-[.E29])" office:value-type="float" office:value="14.9666295470958" calcext:value-type="float">
            <text:p>14.96662954709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ndard deviation(y)</text:p>
          </table:table-cell>
          <table:table-cell table:formula="of:=SQRT(([.F28]/[.B30])-[.F29])" office:value-type="float" office:value="3010.54539080546" calcext:value-type="float">
            <text:p>3010.545390805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elation coefficient</text:p>
          </table:table-cell>
          <table:table-cell table:formula="of:=[.B34]/([.B35]*[.B36])" office:value-type="float" office:value="0.0433553064368658" calcext:value-type="float">
            <text:p>0.0433553064368658</text:p>
          </table:table-cell>
          <table:table-cell table:number-columns-repeated="10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3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1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text> </number:text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5">
      <number:month/>
      <number:text>/</number:text>
      <number:day/>
      <number:text>/</number:text>
      <number:year number:style="long"/>
    </number:dat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7:56:18.294519439</meta:creation-date>
    <dc:date>2024-02-11T20:09:39.059089732</dc:date>
    <meta:editing-duration>PT1M49S</meta:editing-duration>
    <meta:editing-cycles>2</meta:editing-cycles>
    <meta:generator>LibreOffice/7.3.7.2$Linux_X86_64 LibreOffice_project/30$Build-2</meta:generator>
    <meta:document-statistic meta:table-count="3" meta:cell-count="64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132cm" svg:y="4.203cm" style:legend-expansion="high" chart:style-name="ch2"/>
        <chart:plot-area chart:style-name="ch3" table:cell-range-address="passo1.B1:passo1.C27" chart:data-source-has-labels="row" svg:x="0.319cm" svg:y="0.18cm" svg:width="13.494cm" svg:height="8.645cm">
          <chart:coordinate-region svg:x="1.417cm" svg:y="0.379cm" svg:width="12.209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o1.C2:passo1.C27" chart:label-cell-address="passo1.C1:passo1.C1" chart:class="chart:scatter">
            <chart:domain table:cell-range-address="passo1.B2:passo1.B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_error</text:p>
                <draw:g>
                  <svg:desc>passo1.C1:passo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sso1.B2:passo1.B27</svg:desc>
                </draw:g>
              </table:table-cell>
              <table:table-cell office:value-type="float" office:value="-3.66">
                <text:p>-3.66</text:p>
                <draw:g>
                  <svg:desc>passo1.C2:passo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3.89">
                <text:p>9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02.57">
                <text:p>202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17.01">
                <text:p>217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78.04">
                <text:p>378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93.23">
                <text:p>693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52.52">
                <text:p>852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005.74">
                <text:p>1005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202.23">
                <text:p>1202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559.58">
                <text:p>1559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911.75">
                <text:p>1911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142.29">
                <text:p>2142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519.12">
                <text:p>2519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799.5">
                <text:p>279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148.96">
                <text:p>3148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650.77">
                <text:p>3650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4003.08">
                <text:p>4003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628.97">
                <text:p>4628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110.69">
                <text:p>5110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482.02">
                <text:p>5482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6187.39">
                <text:p>6187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6682.75">
                <text:p>668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7270.9">
                <text:p>727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7829.4">
                <text:p>782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scatter" chart:style-name="ch1">
        <chart:title svg:x="7.181cm" svg:y="0.316cm" chart:style-name="ch2">
          <text:p>residou</text:p>
        </chart:title>
        <chart:legend chart:legend-position="end" svg:x="14.119cm" svg:y="4.203cm" style:legend-expansion="high" chart:style-name="ch3"/>
        <chart:plot-area chart:style-name="ch4" table:cell-range-address="passo1.B1:passo1.B27 passo1.H1:passo1.H27" chart:data-source-has-labels="row" svg:x="1.33cm" svg:y="1.275cm" svg:width="12.47cm" svg:height="6.569cm">
          <chart:coordinate-region svg:x="2.322cm" svg:y="1.474cm" svg:width="11.292cm" svg:height="6.171cm"/>
          <chart:axis chart:dimension="x" chart:name="primary-x" chart:style-name="ch5">
            <chart:title svg:x="7.402cm" svg:y="8.024cm" chart:style-name="ch6">
              <text:p>X</text:p>
            </chart:title>
          </chart:axis>
          <chart:axis chart:dimension="y" chart:name="primary-y" chart:style-name="ch7">
            <chart:title svg:x="0.451cm" svg:y="5.159cm" chart:style-name="ch8">
              <text:p>residuo</text:p>
            </chart:title>
            <chart:grid chart:style-name="ch9" chart:class="major"/>
          </chart:axis>
          <chart:series chart:style-name="ch10" chart:values-cell-range-address="passo1.H2:passo1.H27" chart:label-cell-address="passo1.H1:passo1.H1" chart:class="chart:scatter">
            <chart:domain table:cell-range-address="passo1.B2:passo1.B27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siduo</text:p>
                <draw:g>
                  <svg:desc>passo1.H1:pass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sso1.B2:passo1.B27</svg:desc>
                </draw:g>
              </table:table-cell>
              <table:table-cell office:value-type="float" office:value="1899.62888888889">
                <text:p>1899.62888888889</text:p>
                <draw:g>
                  <svg:desc>passo1.H2:passo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82.75417777778">
                <text:p>1682.7541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77.47946666667">
                <text:p>1277.4794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62.58475555555">
                <text:p>1162.58475555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62.600044444444">
                <text:p>862.6000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8.445333333333">
                <text:p>618.445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94.780622222222">
                <text:p>394.7806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95.54591111111">
                <text:p>395.5459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40.4112">
                <text:p>240.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79.2064888888888">
                <text:p>79.206488888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-38.7282222222225">
                <text:p>-38.7282222222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.19706666666616">
                <text:p>4.19706666666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41.9423555555554">
                <text:p>41.9423555555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-41.9423555555554">
                <text:p>-41.94235555555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0.4629333333328">
                <text:p>20.4629333333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3.5817777777779">
                <text:p>-13.5817777777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1.4535111111113">
                <text:p>21.4535111111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08.8388">
                <text:p>208.8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246.72408888889">
                <text:p>246.7240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558.189377777778">
                <text:p>558.189377777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725.484666666666">
                <text:p>725.484666666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782.389955555556">
                <text:p>782.389955555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1173.33524444445">
                <text:p>1173.33524444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354.27053333333">
                <text:p>1354.2705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627.99582222222">
                <text:p>1627.9958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872.07111111111">
                <text:p>1872.07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chart:legend-position="end" svg:x="14.13cm" svg:y="4.203cm" style:legend-expansion="high" chart:style-name="ch2"/>
        <chart:plot-area chart:style-name="ch3" table:cell-range-address="passo2.B1:passo2.C27" chart:data-source-has-labels="row" svg:x="0.319cm" svg:y="0.18cm" svg:width="13.492cm" svg:height="8.645cm">
          <chart:coordinate-region svg:x="1.417cm" svg:y="0.379cm" svg:width="12.208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o2.C2:passo2.C27" chart:label-cell-address="passo2.C1:passo2.C1" chart:class="chart:scatter">
            <chart:domain table:cell-range-address="passo2.B2:passo2.B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_error</text:p>
                <draw:g>
                  <svg:desc>passo2.C1:passo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sso2.B2:passo2.B27</svg:desc>
                </draw:g>
              </table:table-cell>
              <table:table-cell office:value-type="float" office:value="-3.66">
                <text:p>-3.66</text:p>
                <draw:g>
                  <svg:desc>passo2.C2:passo2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3.89">
                <text:p>9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02.57">
                <text:p>202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17.01">
                <text:p>217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78.04">
                <text:p>378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93.23">
                <text:p>693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52.52">
                <text:p>852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005.74">
                <text:p>1005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202.23">
                <text:p>1202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559.58">
                <text:p>1559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911.75">
                <text:p>1911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142.29">
                <text:p>2142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519.12">
                <text:p>2519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799.5">
                <text:p>279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148.96">
                <text:p>3148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650.77">
                <text:p>3650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4003.08">
                <text:p>4003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628.97">
                <text:p>4628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110.69">
                <text:p>5110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482.02">
                <text:p>5482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6187.39">
                <text:p>6187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6682.75">
                <text:p>668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7270.9">
                <text:p>727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7829.4">
                <text:p>7829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plot-area chart:style-name="ch2" table:cell-range-address="passo3.E2:passo3.F27" svg:x="0.319cm" svg:y="0.18cm" svg:width="15.358cm" svg:height="8.645cm">
          <chart:coordinate-region svg:x="2.052cm" svg:y="0.38cm" svg:width="13.253cm" svg:height="7.7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asso3.F2:passo3.F27" chart:class="chart:scatter">
            <chart:domain table:cell-range-address="passo3.E2:passo3.E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sso3.E2:passo3.E27</svg:desc>
                </draw:g>
              </table:table-cell>
              <table:table-cell office:value-type="float" office:value="13.3956">
                <text:p>13.3956</text:p>
                <draw:g>
                  <svg:desc>passo3.F2:passo3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815.3321">
                <text:p>8815.3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.2416">
                <text:p>9.2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1034.6049">
                <text:p>41034.6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47093.3401">
                <text:p>47093.3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2529.7984">
                <text:p>82529.7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">
                <text:p>144</text:p>
              </table:table-cell>
              <table:table-cell office:value-type="float" office:value="142914.2416">
                <text:p>142914.2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">
                <text:p>196</text:p>
              </table:table-cell>
              <table:table-cell office:value-type="float" office:value="480567.8329">
                <text:p>480567.8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26790.3504">
                <text:p>726790.3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">
                <text:p>324</text:p>
              </table:table-cell>
              <table:table-cell office:value-type="float" office:value="1011512.9476">
                <text:p>1011512.9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1445356.9729">
                <text:p>1445356.9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4">
                <text:p>484</text:p>
              </table:table-cell>
              <table:table-cell office:value-type="float" office:value="2432289.7764">
                <text:p>2432289.7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6">
                <text:p>576</text:p>
              </table:table-cell>
              <table:table-cell office:value-type="float" office:value="3654788.0625">
                <text:p>3654788.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6">
                <text:p>676</text:p>
              </table:table-cell>
              <table:table-cell office:value-type="float" office:value="4589406.4441">
                <text:p>4589406.4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4">
                <text:p>784</text:p>
              </table:table-cell>
              <table:table-cell office:value-type="float" office:value="6345965.5744">
                <text:p>6345965.5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7837200.25">
                <text:p>783720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">
                <text:p>1024</text:p>
              </table:table-cell>
              <table:table-cell office:value-type="float" office:value="9915949.0816">
                <text:p>9915949.0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6">
                <text:p>1156</text:p>
              </table:table-cell>
              <table:table-cell office:value-type="float" office:value="13328121.5929">
                <text:p>13328121.5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6">
                <text:p>1296</text:p>
              </table:table-cell>
              <table:table-cell office:value-type="float" office:value="16024649.4864">
                <text:p>16024649.4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4">
                <text:p>1444</text:p>
              </table:table-cell>
              <table:table-cell office:value-type="float" office:value="21427363.2609">
                <text:p>21427363.26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0">
                <text:p>1600</text:p>
              </table:table-cell>
              <table:table-cell office:value-type="float" office:value="26119152.2761">
                <text:p>26119152.2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4">
                <text:p>1764</text:p>
              </table:table-cell>
              <table:table-cell office:value-type="float" office:value="30052543.2804">
                <text:p>30052543.2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6">
                <text:p>1936</text:p>
              </table:table-cell>
              <table:table-cell office:value-type="float" office:value="38283795.0121">
                <text:p>38283795.0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6">
                <text:p>2116</text:p>
              </table:table-cell>
              <table:table-cell office:value-type="float" office:value="44659147.5625">
                <text:p>44659147.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4">
                <text:p>2304</text:p>
              </table:table-cell>
              <table:table-cell office:value-type="float" office:value="52865986.81">
                <text:p>52865986.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61299504.36">
                <text:p>61299504.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